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otation-angle="90" style:repeat-content="false"/>
      <style:paragraph-properties fo:text-align="cente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661458333333333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2.037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3" table:number-columns-repeated="16364" table:default-cell-style-name="ce1"/>
        <table:table-row table:style-name="ro1">
          <table:table-cell office:value-type="string" table:number-columns-spanned="23" table:number-rows-spanned="1" table:style-name="ce6">
            <text:p>PCPC - nbody problem - EC2 8 instances ami-52a0c53b m4.xlarge</text:p>
          </table:table-cell>
          <table:covered-table-cell table:number-columns-repeated="22"/>
          <table:table-cell table:number-columns-spanned="1" table:number-rows-spanned="32" table:style-name="ce6"/>
          <table:table-cell table:number-columns-repeated="5" table:style-name="ce3"/>
          <table:table-cell table:number-columns-repeated="16355" table:style-name="ce1"/>
        </table:table-row>
        <table:table-row table:style-name="ro1">
          <table:table-cell office:value-type="string" table:number-columns-spanned="23" table:number-rows-spanned="1" table:style-name="ce6">
            <text:p>Strong Scaling</text:p>
          </table:table-cell>
          <table:covered-table-cell table:number-columns-repeated="22"/>
          <table:covered-table-cell/>
          <table:table-cell office:value-type="string" table:number-columns-spanned="9" table:number-rows-spanned="1" table:style-name="ce6">
            <text:p>Strong Scaling</text:p>
          </table:table-cell>
          <table:covered-table-cell table:number-columns-repeated="8"/>
          <table:table-cell table:number-columns-repeated="16351"/>
        </table:table-row>
        <table:table-row table:style-name="ro2">
          <table:table-cell office:value-type="string" table:number-columns-spanned="1" table:number-rows-spanned="14" table:style-name="ce7">
            <text:p>50000 corpi 10 iterazioni dt 0.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24" table:style-name="ce3">
            <text:p>24</text:p>
          </table:table-cell>
          <table:table-cell office:value-type="float" office:value="28" table:style-name="ce3">
            <text:p>28</text:p>
          </table:table-cell>
          <table:table-cell office:value-type="float" office:value="32" table:style-name="ce3">
            <text:p>32</text:p>
          </table:table-cell>
          <table:table-cell table:number-columns-spanned="1" table:number-rows-spanned="14" table:style-name="ce8"/>
          <table:table-cell office:value-type="string" table:number-columns-spanned="1" table:number-rows-spanned="14" table:style-name="ce7">
            <text:p>50400 corpi 10 iterazioni dt 0.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24" table:style-name="ce3">
            <text:p>24</text:p>
          </table:table-cell>
          <table:table-cell office:value-type="float" office:value="28" table:style-name="ce3">
            <text:p>28</text:p>
          </table:table-cell>
          <table:table-cell office:value-type="float" office:value="32" table:style-name="ce3">
            <text:p>32</text:p>
          </table:table-cell>
          <table:covered-table-cell/>
          <table:table-cell office:value-type="string" table:number-columns-spanned="9" table:number-rows-spanned="1" table:style-name="ce6">
            <text:p>50000 corpi<text:s/></text:p>
          </table:table-cell>
          <table:covered-table-cell table:number-columns-repeated="8"/>
          <table:table-cell table:number-columns-repeated="16351"/>
        </table:table-row>
        <table:table-row table:style-name="ro1">
          <table:covered-table-cell/>
          <table:table-cell office:value-type="float" office:value="1" table:style-name="ce1">
            <text:p>1</text:p>
          </table:table-cell>
          <table:table-cell office:value-type="float" office:value="425.37246099999999" table:style-name="ce1">
            <text:p>425.372461</text:p>
          </table:table-cell>
          <table:table-cell office:value-type="float" office:value="106.457955" table:style-name="ce1">
            <text:p>106.457955</text:p>
          </table:table-cell>
          <table:table-cell office:value-type="float" office:value="53.355638999999996" table:style-name="ce1">
            <text:p>53.355639</text:p>
          </table:table-cell>
          <table:table-cell office:value-type="float" office:value="35.956522" table:style-name="ce1">
            <text:p>35.956522</text:p>
          </table:table-cell>
          <table:table-cell office:value-type="float" office:value="26.830915000000001" table:style-name="ce1">
            <text:p>26.830915</text:p>
          </table:table-cell>
          <table:table-cell office:value-type="float" office:value="40.921540999999998" table:style-name="ce1">
            <text:p>40.921541</text:p>
          </table:table-cell>
          <table:table-cell office:value-type="float" office:value="34.496997" table:style-name="ce1">
            <text:p>34.496997</text:p>
          </table:table-cell>
          <table:table-cell office:value-type="float" office:value="29.715761000000001" table:style-name="ce1">
            <text:p>29.715761</text:p>
          </table:table-cell>
          <table:table-cell office:value-type="float" office:value="26.642475999999998" table:style-name="ce1">
            <text:p>26.642476</text:p>
          </table:table-cell>
          <table:covered-table-cell/>
          <table:covered-table-cell/>
          <table:table-cell office:value-type="float" office:value="1" table:style-name="ce1">
            <text:p>1</text:p>
          </table:table-cell>
          <table:table-cell office:value-type="float" office:value="431.99650300000002" table:style-name="ce1">
            <text:p>431.996503</text:p>
          </table:table-cell>
          <table:table-cell office:value-type="float" office:value="108.88202200000001" table:style-name="ce1">
            <text:p>108.882022</text:p>
          </table:table-cell>
          <table:table-cell office:value-type="float" office:value="59.167000000000002" table:style-name="ce1">
            <text:p>59.167</text:p>
          </table:table-cell>
          <table:table-cell office:value-type="float" office:value="36.244217999999996" table:style-name="ce1">
            <text:p>36.244218</text:p>
          </table:table-cell>
          <table:table-cell office:value-type="float" office:value="27.916620000000002" table:style-name="ce1">
            <text:p>27.91662</text:p>
          </table:table-cell>
          <table:table-cell office:value-type="float" office:value="41.609749999999998" table:style-name="ce1">
            <text:p>41.60975</text:p>
          </table:table-cell>
          <table:table-cell office:value-type="float" office:value="34.713588000000001" table:style-name="ce1">
            <text:p>34.713588</text:p>
          </table:table-cell>
          <table:table-cell office:value-type="float" office:value="30.509772999999999" table:style-name="ce1">
            <text:p>30.509773</text:p>
          </table:table-cell>
          <table:table-cell office:value-type="float" office:value="26.110543" table:style-name="ce1">
            <text:p>26.110543</text:p>
          </table:table-cell>
          <table:covered-table-cell/>
          <table:table-cell office:value-type="float" office:value="1" table:style-name="ce3">
            <text:p>1</text:p>
          </table:table-cell>
          <table:table-cell office:value-type="float" office:value="0.99893724045580201" table:formula="of:=([.C14]/([.D14]*[.D3])*100%)" table:style-name="ce3">
            <text:p>0.99893724</text:p>
          </table:table-cell>
          <table:table-cell office:value-type="float" office:value="0.98740844515676263" table:formula="of:=([.C14]/([.E14]*[.E3])*100%)" table:style-name="ce3">
            <text:p>0.987408445</text:p>
          </table:table-cell>
          <table:table-cell office:value-type="float" office:value="0.95694929218719882" table:formula="of:=([.C14]/([.F14]*[.F3])*100%)" table:style-name="ce3">
            <text:p>0.956949292</text:p>
          </table:table-cell>
          <table:table-cell office:value-type="float" office:value="0.99145524809544483" table:formula="of:=([.C14]/([.G14]*[.G3])*100%)" table:style-name="ce3">
            <text:p>0.991455248</text:p>
          </table:table-cell>
          <table:table-cell office:value-type="float" office:value="0.51928790702352168" table:formula="of:=([.C14]/([.H14]*[.H3])*100%)" table:style-name="ce3">
            <text:p>0.519287907</text:p>
          </table:table-cell>
          <table:table-cell office:value-type="float" office:value="0.51145916436902672" table:formula="of:=([.C14]/([.I14]*[.I3])*100%)" table:style-name="ce3">
            <text:p>0.511459164</text:p>
          </table:table-cell>
          <table:table-cell office:value-type="float" office:value="0.5102600852433854" table:formula="of:=([.C14]/([.J14]*[.J3])*100%)" table:style-name="ce3">
            <text:p>0.510260085</text:p>
          </table:table-cell>
          <table:table-cell office:value-type="float" office:value="0.51232036961485639" table:formula="of:=([.C14]/([.K14]*[.K3])*100%)" table:style-name="ce3">
            <text:p>0.51232037</text:p>
          </table:table-cell>
          <table:table-cell table:number-columns-repeated="16351"/>
        </table:table-row>
        <table:table-row table:style-name="ro1">
          <table:covered-table-cell/>
          <table:table-cell office:value-type="float" office:value="2" table:style-name="ce1">
            <text:p>2</text:p>
          </table:table-cell>
          <table:table-cell office:value-type="float" office:value="425.25464599999998" table:style-name="ce1">
            <text:p>425.254646</text:p>
          </table:table-cell>
          <table:table-cell office:value-type="float" office:value="106.45572199999999" table:style-name="ce1">
            <text:p>106.455722</text:p>
          </table:table-cell>
          <table:table-cell office:value-type="float" office:value="58.510325000000002" table:style-name="ce1">
            <text:p>58.510325</text:p>
          </table:table-cell>
          <table:table-cell office:value-type="float" office:value="35.958739000000001" table:style-name="ce1">
            <text:p>35.958739</text:p>
          </table:table-cell>
          <table:table-cell office:value-type="float" office:value="26.791430999999999" table:style-name="ce1">
            <text:p>26.791431</text:p>
          </table:table-cell>
          <table:table-cell office:value-type="float" office:value="40.933325000000004" table:style-name="ce1">
            <text:p>40.933325</text:p>
          </table:table-cell>
          <table:table-cell office:value-type="float" office:value="34.287405999999997" table:style-name="ce1">
            <text:p>34.287406</text:p>
          </table:table-cell>
          <table:table-cell office:value-type="float" office:value="29.737712999999999" table:style-name="ce1">
            <text:p>29.737713</text:p>
          </table:table-cell>
          <table:table-cell office:value-type="float" office:value="26.532229000000001" table:style-name="ce1">
            <text:p>26.532229</text:p>
          </table:table-cell>
          <table:covered-table-cell/>
          <table:covered-table-cell/>
          <table:table-cell office:value-type="float" office:value="2" table:style-name="ce1">
            <text:p>2</text:p>
          </table:table-cell>
          <table:table-cell office:value-type="float" office:value="432.01693799999998" table:style-name="ce1">
            <text:p>432.016938</text:p>
          </table:table-cell>
          <table:table-cell office:value-type="float" office:value="108.85783600000001" table:style-name="ce1">
            <text:p>108.857836</text:p>
          </table:table-cell>
          <table:table-cell office:value-type="float" office:value="54.551327000000001" table:style-name="ce1">
            <text:p>54.551327</text:p>
          </table:table-cell>
          <table:table-cell office:value-type="float" office:value="36.234420999999998" table:style-name="ce1">
            <text:p>36.234421</text:p>
          </table:table-cell>
          <table:table-cell office:value-type="float" office:value="27.912013000000002" table:style-name="ce1">
            <text:p>27.912013</text:p>
          </table:table-cell>
          <table:table-cell office:value-type="float" office:value="41.794215000000001" table:style-name="ce1">
            <text:p>41.794215</text:p>
          </table:table-cell>
          <table:table-cell office:value-type="float" office:value="35.067909999999998" table:style-name="ce1">
            <text:p>35.06791</text:p>
          </table:table-cell>
          <table:table-cell office:value-type="float" office:value="29.797649" table:style-name="ce1">
            <text:p>29.797649</text:p>
          </table:table-cell>
          <table:table-cell office:value-type="float" office:value="26.317948999999999" table:style-name="ce1">
            <text:p>26.317949</text:p>
          </table:table-cell>
          <table:covered-table-cell/>
          <table:table-cell office:value-type="float" office:value="50400" table:number-columns-spanned="9" table:number-rows-spanned="1" table:style-name="ce6">
            <text:p>50400</text:p>
          </table:table-cell>
          <table:covered-table-cell table:number-columns-repeated="8"/>
          <table:table-cell table:number-columns-repeated="16351"/>
        </table:table-row>
        <table:table-row table:style-name="ro1">
          <table:covered-table-cell/>
          <table:table-cell office:value-type="float" office:value="3" table:style-name="ce1">
            <text:p>3</text:p>
          </table:table-cell>
          <table:table-cell office:value-type="float" office:value="425.39410900000001" table:style-name="ce1">
            <text:p>425.394109</text:p>
          </table:table-cell>
          <table:table-cell office:value-type="float" office:value="106.443915" table:style-name="ce1">
            <text:p>106.443915</text:p>
          </table:table-cell>
          <table:table-cell office:value-type="float" office:value="53.307960999999999" table:style-name="ce1">
            <text:p>53.307961</text:p>
          </table:table-cell>
          <table:table-cell office:value-type="float" office:value="39.540976999999998" table:style-name="ce1">
            <text:p>39.540977</text:p>
          </table:table-cell>
          <table:table-cell office:value-type="float" office:value="26.790279999999999" table:style-name="ce1">
            <text:p>26.79028</text:p>
          </table:table-cell>
          <table:table-cell office:value-type="float" office:value="40.940579" table:style-name="ce1">
            <text:p>40.940579</text:p>
          </table:table-cell>
          <table:table-cell office:value-type="float" office:value="35.289270999999999" table:style-name="ce1">
            <text:p>35.289271</text:p>
          </table:table-cell>
          <table:table-cell office:value-type="float" office:value="29.429323" table:style-name="ce1">
            <text:p>29.429323</text:p>
          </table:table-cell>
          <table:table-cell office:value-type="float" office:value="25.850601999999999" table:style-name="ce1">
            <text:p>25.850602</text:p>
          </table:table-cell>
          <table:covered-table-cell/>
          <table:covered-table-cell/>
          <table:table-cell office:value-type="float" office:value="3" table:style-name="ce1">
            <text:p>3</text:p>
          </table:table-cell>
          <table:table-cell office:value-type="float" office:value="432.11376300000001" table:style-name="ce1">
            <text:p>432.113763</text:p>
          </table:table-cell>
          <table:table-cell office:value-type="float" office:value="108.91618200000001" table:style-name="ce1">
            <text:p>108.916182</text:p>
          </table:table-cell>
          <table:table-cell office:value-type="float" office:value="54.677314000000003" table:style-name="ce1">
            <text:p>54.677314</text:p>
          </table:table-cell>
          <table:table-cell office:value-type="float" office:value="36.227227999999997" table:style-name="ce1">
            <text:p>36.227228</text:p>
          </table:table-cell>
          <table:table-cell office:value-type="float" office:value="27.506049000000001" table:style-name="ce1">
            <text:p>27.506049</text:p>
          </table:table-cell>
          <table:table-cell office:value-type="float" office:value="41.604889" table:style-name="ce1">
            <text:p>41.604889</text:p>
          </table:table-cell>
          <table:table-cell office:value-type="float" office:value="35.568589000000003" table:style-name="ce1">
            <text:p>35.568589</text:p>
          </table:table-cell>
          <table:table-cell office:value-type="float" office:value="30.673546000000002" table:style-name="ce1">
            <text:p>30.673546</text:p>
          </table:table-cell>
          <table:table-cell office:value-type="float" office:value="27.835664999999999" table:style-name="ce1">
            <text:p>27.835665</text:p>
          </table:table-cell>
          <table:covered-table-cell/>
          <table:table-cell office:value-type="float" office:value="1" table:style-name="ce3">
            <text:p>1</text:p>
          </table:table-cell>
          <table:table-cell office:value-type="float" office:value="0.99195199887603325" table:formula="of:=([.O14]/([.P3]*[.P14])*100%)" table:style-name="ce3">
            <text:p>0.991951999</text:p>
          </table:table-cell>
          <table:table-cell office:value-type="float" office:value="0.98103970255957385" table:formula="of:=([.O14]/([.Q3]*[.Q14])*100%)" table:style-name="ce3">
            <text:p>0.981039703</text:p>
          </table:table-cell>
          <table:table-cell office:value-type="float" office:value="0.99249474474556432" table:formula="of:=([.O14]/([.R3]*[.R14])*100%)" table:style-name="ce3">
            <text:p>0.992494745</text:p>
          </table:table-cell>
          <table:table-cell office:value-type="float" office:value="0.96882871436212803" table:formula="of:=([.O14]/([.S3]*[.S14])*100%)" table:style-name="ce3">
            <text:p>0.968828714</text:p>
          </table:table-cell>
          <table:table-cell office:value-type="float" office:value="0.51739165498111372" table:formula="of:=([.O14]/([.T3]*[.T14])*100%)" table:style-name="ce3">
            <text:p>0.517391655</text:p>
          </table:table-cell>
          <table:table-cell office:value-type="float" office:value="0.51440163264024164" table:formula="of:=([.O14]/([.U3]*[.U14])*100%)" table:style-name="ce3">
            <text:p>0.514401633</text:p>
          </table:table-cell>
          <table:table-cell office:value-type="float" office:value="0.50983545337200942" table:formula="of:=([.O14]/([.V3]*[.V14])*100%)" table:style-name="ce3">
            <text:p>0.509835453</text:p>
          </table:table-cell>
          <table:table-cell office:value-type="float" office:value="0.5108440826784808" table:formula="of:=([.O14]/([.W3]*[.W14])*100%)" table:style-name="ce3">
            <text:p>0.510844083</text:p>
          </table:table-cell>
          <table:table-cell table:number-columns-repeated="16351"/>
        </table:table-row>
        <table:table-row table:style-name="ro1">
          <table:covered-table-cell/>
          <table:table-cell office:value-type="float" office:value="4" table:style-name="ce1">
            <text:p>4</text:p>
          </table:table-cell>
          <table:table-cell office:value-type="float" office:value="425.26927499999999" table:style-name="ce1">
            <text:p>425.269275</text:p>
          </table:table-cell>
          <table:table-cell office:value-type="float" office:value="106.440556" table:style-name="ce1">
            <text:p>106.440556</text:p>
          </table:table-cell>
          <table:table-cell office:value-type="float" office:value="53.307791999999999" table:style-name="ce1">
            <text:p>53.307792</text:p>
          </table:table-cell>
          <table:table-cell office:value-type="float" office:value="41.223613" table:style-name="ce1">
            <text:p>41.223613</text:p>
          </table:table-cell>
          <table:table-cell office:value-type="float" office:value="26.912291" table:style-name="ce1">
            <text:p>26.912291</text:p>
          </table:table-cell>
          <table:table-cell office:value-type="float" office:value="40.926696" table:style-name="ce1">
            <text:p>40.926696</text:p>
          </table:table-cell>
          <table:table-cell office:value-type="float" office:value="34.503861000000001" table:style-name="ce1">
            <text:p>34.503861</text:p>
          </table:table-cell>
          <table:table-cell office:value-type="float" office:value="29.452517" table:style-name="ce1">
            <text:p>29.452517</text:p>
          </table:table-cell>
          <table:table-cell office:value-type="float" office:value="25.855575000000002" table:style-name="ce1">
            <text:p>25.855575</text:p>
          </table:table-cell>
          <table:covered-table-cell/>
          <table:covered-table-cell/>
          <table:table-cell office:value-type="float" office:value="4" table:style-name="ce1">
            <text:p>4</text:p>
          </table:table-cell>
          <table:table-cell office:value-type="float" office:value="432.07943999999998" table:style-name="ce1">
            <text:p>432.07944</text:p>
          </table:table-cell>
          <table:table-cell office:value-type="float" office:value="108.868065" table:style-name="ce1">
            <text:p>108.868065</text:p>
          </table:table-cell>
          <table:table-cell office:value-type="float" office:value="54.677314000000003" table:style-name="ce1">
            <text:p>54.677314</text:p>
          </table:table-cell>
          <table:table-cell office:value-type="float" office:value="34.299041000000003" table:style-name="ce1">
            <text:p>34.299041</text:p>
          </table:table-cell>
          <table:table-cell office:value-type="float" office:value="27.904416999999999" table:style-name="ce1">
            <text:p>27.904417</text:p>
          </table:table-cell>
          <table:table-cell office:value-type="float" office:value="41.627949999999998" table:style-name="ce1">
            <text:p>41.62795</text:p>
          </table:table-cell>
          <table:table-cell office:value-type="float" office:value="35.045554000000003" table:style-name="ce1">
            <text:p>35.045554</text:p>
          </table:table-cell>
          <table:table-cell office:value-type="float" office:value="29.803433999999999" table:style-name="ce1">
            <text:p>29.803434</text:p>
          </table:table-cell>
          <table:table-cell office:value-type="float" office:value="26.715520000000001" table:style-name="ce1">
            <text:p>26.71552</text:p>
          </table:table-cell>
          <table:covered-table-cell/>
          <table:table-cell table:number-columns-repeated="6" table:style-name="ce3"/>
          <table:table-cell table:number-columns-repeated="16354" table:style-name="ce1"/>
        </table:table-row>
        <table:table-row table:style-name="ro1">
          <table:covered-table-cell/>
          <table:table-cell office:value-type="float" office:value="5" table:style-name="ce1">
            <text:p>5</text:p>
          </table:table-cell>
          <table:table-cell office:value-type="float" office:value="425.31035700000001" table:style-name="ce1">
            <text:p>425.310357</text:p>
          </table:table-cell>
          <table:table-cell office:value-type="float" office:value="106.422386" table:style-name="ce1">
            <text:p>106.422386</text:p>
          </table:table-cell>
          <table:table-cell office:value-type="float" office:value="53.388339000000002" table:style-name="ce1">
            <text:p>53.388339</text:p>
          </table:table-cell>
          <table:table-cell office:value-type="float" office:value="36.149124999999998" table:style-name="ce1">
            <text:p>36.149125</text:p>
          </table:table-cell>
          <table:table-cell office:value-type="float" office:value="26.787718999999999" table:style-name="ce1">
            <text:p>26.787719</text:p>
          </table:table-cell>
          <table:table-cell office:value-type="float" office:value="40.946691000000001" table:style-name="ce1">
            <text:p>40.946691</text:p>
          </table:table-cell>
          <table:table-cell office:value-type="float" office:value="34.279468000000001" table:style-name="ce1">
            <text:p>34.279468</text:p>
          </table:table-cell>
          <table:table-cell office:value-type="float" office:value="30.361546000000001" table:style-name="ce1">
            <text:p>30.361546</text:p>
          </table:table-cell>
          <table:table-cell office:value-type="float" office:value="25.863367" table:style-name="ce1">
            <text:p>25.863367</text:p>
          </table:table-cell>
          <table:covered-table-cell/>
          <table:covered-table-cell/>
          <table:table-cell office:value-type="float" office:value="5" table:style-name="ce1">
            <text:p>5</text:p>
          </table:table-cell>
          <table:table-cell office:value-type="float" office:value="432.00277899999998" table:style-name="ce1">
            <text:p>432.002779</text:p>
          </table:table-cell>
          <table:table-cell office:value-type="float" office:value="108.90852099999999" table:style-name="ce1">
            <text:p>108.908521</text:p>
          </table:table-cell>
          <table:table-cell office:value-type="float" office:value="54.538189000000003" table:style-name="ce1">
            <text:p>54.538189</text:p>
          </table:table-cell>
          <table:table-cell office:value-type="float" office:value="37.002051999999999" table:style-name="ce1">
            <text:p>37.002052</text:p>
          </table:table-cell>
          <table:table-cell office:value-type="float" office:value="27.919784" table:style-name="ce1">
            <text:p>27.919784</text:p>
          </table:table-cell>
          <table:table-cell office:value-type="float" office:value="41.609901000000001" table:style-name="ce1">
            <text:p>41.609901</text:p>
          </table:table-cell>
          <table:table-cell office:value-type="float" office:value="35.796185000000001" table:style-name="ce1">
            <text:p>35.796185</text:p>
          </table:table-cell>
          <table:table-cell office:value-type="float" office:value="29.804849999999998" table:style-name="ce1">
            <text:p>29.80485</text:p>
          </table:table-cell>
          <table:table-cell office:value-type="float" office:value="26.143953" table:style-name="ce1">
            <text:p>26.143953</text:p>
          </table:table-cell>
          <table:covered-table-cell/>
          <table:table-cell table:number-columns-repeated="6" table:style-name="ce3"/>
          <table:table-cell table:number-columns-repeated="16354" table:style-name="ce1"/>
        </table:table-row>
        <table:table-row table:style-name="ro1">
          <table:covered-table-cell/>
          <table:table-cell office:value-type="float" office:value="6" table:style-name="ce1">
            <text:p>6</text:p>
          </table:table-cell>
          <table:table-cell office:value-type="float" office:value="425.358879" table:style-name="ce1">
            <text:p>425.358879</text:p>
          </table:table-cell>
          <table:table-cell office:value-type="float" office:value="106.43068599999999" table:style-name="ce1">
            <text:p>106.430686</text:p>
          </table:table-cell>
          <table:table-cell office:value-type="float" office:value="53.303668999999999" table:style-name="ce1">
            <text:p>53.303669</text:p>
          </table:table-cell>
          <table:table-cell office:value-type="float" office:value="36.655569" table:style-name="ce1">
            <text:p>36.655569</text:p>
          </table:table-cell>
          <table:table-cell office:value-type="float" office:value="26.805216999999999" table:style-name="ce1">
            <text:p>26.805217</text:p>
          </table:table-cell>
          <table:table-cell office:value-type="float" office:value="40.923578999999997" table:style-name="ce1">
            <text:p>40.923579</text:p>
          </table:table-cell>
          <table:table-cell office:value-type="float" office:value="34.243082000000001" table:style-name="ce1">
            <text:p>34.243082</text:p>
          </table:table-cell>
          <table:table-cell office:value-type="float" office:value="29.697426" table:style-name="ce1">
            <text:p>29.697426</text:p>
          </table:table-cell>
          <table:table-cell office:value-type="float" office:value="25.853093999999999" table:style-name="ce1">
            <text:p>25.853094</text:p>
          </table:table-cell>
          <table:covered-table-cell/>
          <table:covered-table-cell/>
          <table:table-cell office:value-type="float" office:value="6" table:style-name="ce1">
            <text:p>6</text:p>
          </table:table-cell>
          <table:table-cell office:value-type="float" office:value="432.05752999999999" table:style-name="ce1">
            <text:p>432.05753</text:p>
          </table:table-cell>
          <table:table-cell office:value-type="float" office:value="108.931602" table:style-name="ce1">
            <text:p>108.931602</text:p>
          </table:table-cell>
          <table:table-cell office:value-type="float" office:value="54.659905000000002" table:style-name="ce1">
            <text:p>54.659905</text:p>
          </table:table-cell>
          <table:table-cell office:value-type="float" office:value="36.241841000000001" table:style-name="ce1">
            <text:p>36.241841</text:p>
          </table:table-cell>
          <table:table-cell office:value-type="float" office:value="27.901662000000002" table:style-name="ce1">
            <text:p>27.901662</text:p>
          </table:table-cell>
          <table:table-cell office:value-type="float" office:value="41.626064" table:style-name="ce1">
            <text:p>41.626064</text:p>
          </table:table-cell>
          <table:table-cell office:value-type="float" office:value="34.755975999999997" table:style-name="ce1">
            <text:p>34.755976</text:p>
          </table:table-cell>
          <table:table-cell office:value-type="float" office:value="29.816534000000001" table:style-name="ce1">
            <text:p>29.816534</text:p>
          </table:table-cell>
          <table:table-cell office:value-type="float" office:value="26.725864000000001" table:style-name="ce1">
            <text:p>26.725864</text:p>
          </table:table-cell>
          <table:covered-table-cell/>
          <table:table-cell table:number-columns-repeated="6" table:style-name="ce3"/>
          <table:table-cell table:number-columns-repeated="16354" table:style-name="ce1"/>
        </table:table-row>
        <table:table-row table:style-name="ro1">
          <table:covered-table-cell/>
          <table:table-cell office:value-type="float" office:value="7" table:style-name="ce1">
            <text:p>7</text:p>
          </table:table-cell>
          <table:table-cell office:value-type="float" office:value="425.26866799999999" table:style-name="ce1">
            <text:p>425.268668</text:p>
          </table:table-cell>
          <table:table-cell office:value-type="float" office:value="106.468098" table:style-name="ce1">
            <text:p>106.468098</text:p>
          </table:table-cell>
          <table:table-cell office:value-type="float" office:value="53.305061000000002" table:style-name="ce1">
            <text:p>53.305061</text:p>
          </table:table-cell>
          <table:table-cell office:value-type="float" office:value="35.985413000000001" table:style-name="ce1">
            <text:p>35.985413</text:p>
          </table:table-cell>
          <table:table-cell office:value-type="float" office:value="26.824909000000002" table:style-name="ce1">
            <text:p>26.824909</text:p>
          </table:table-cell>
          <table:table-cell office:value-type="float" office:value="40.935374000000003" table:style-name="ce1">
            <text:p>40.935374</text:p>
          </table:table-cell>
          <table:table-cell office:value-type="float" office:value="34.238318999999997" table:style-name="ce1">
            <text:p>34.238319</text:p>
          </table:table-cell>
          <table:table-cell office:value-type="float" office:value="30.943332999999999" table:style-name="ce1">
            <text:p>30.943333</text:p>
          </table:table-cell>
          <table:table-cell office:value-type="float" office:value="25.056208000000002" table:style-name="ce1">
            <text:p>25.056208</text:p>
          </table:table-cell>
          <table:covered-table-cell/>
          <table:covered-table-cell/>
          <table:table-cell office:value-type="float" office:value="7" table:style-name="ce1">
            <text:p>7</text:p>
          </table:table-cell>
          <table:table-cell office:value-type="float" office:value="432.103318" table:style-name="ce1">
            <text:p>432.103318</text:p>
          </table:table-cell>
          <table:table-cell office:value-type="float" office:value="108.89596400000001" table:style-name="ce1">
            <text:p>108.895964</text:p>
          </table:table-cell>
          <table:table-cell office:value-type="float" office:value="54.552467" table:style-name="ce1">
            <text:p>54.552467</text:p>
          </table:table-cell>
          <table:table-cell office:value-type="float" office:value="39.812241999999998" table:style-name="ce1">
            <text:p>39.812242</text:p>
          </table:table-cell>
          <table:table-cell office:value-type="float" office:value="27.915561" table:style-name="ce1">
            <text:p>27.915561</text:p>
          </table:table-cell>
          <table:table-cell office:value-type="float" office:value="41.605896000000001" table:style-name="ce1">
            <text:p>41.605896</text:p>
          </table:table-cell>
          <table:table-cell office:value-type="float" office:value="34.744545000000002" table:style-name="ce1">
            <text:p>34.744545</text:p>
          </table:table-cell>
          <table:table-cell office:value-type="float" office:value="29.789180000000002" table:style-name="ce1">
            <text:p>29.78918</text:p>
          </table:table-cell>
          <table:table-cell office:value-type="float" office:value="26.095088000000001" table:style-name="ce1">
            <text:p>26.095088</text:p>
          </table:table-cell>
          <table:covered-table-cell/>
          <table:table-cell table:number-columns-repeated="6" table:style-name="ce3"/>
          <table:table-cell table:number-columns-repeated="16354" table:style-name="ce1"/>
        </table:table-row>
        <table:table-row table:style-name="ro1">
          <table:covered-table-cell/>
          <table:table-cell office:value-type="float" office:value="8" table:style-name="ce1">
            <text:p>8</text:p>
          </table:table-cell>
          <table:table-cell office:value-type="float" office:value="425.16153700000001" table:style-name="ce1">
            <text:p>425.161537</text:p>
          </table:table-cell>
          <table:table-cell office:value-type="float" office:value="106.436156" table:style-name="ce1">
            <text:p>106.436156</text:p>
          </table:table-cell>
          <table:table-cell office:value-type="float" office:value="53.309992000000001" table:style-name="ce1">
            <text:p>53.309992</text:p>
          </table:table-cell>
          <table:table-cell office:value-type="float" office:value="36.954326000000002" table:style-name="ce1">
            <text:p>36.954326</text:p>
          </table:table-cell>
          <table:table-cell office:value-type="float" office:value="26.794412000000001" table:style-name="ce1">
            <text:p>26.794412</text:p>
          </table:table-cell>
          <table:table-cell office:value-type="float" office:value="40.953181000000001" table:style-name="ce1">
            <text:p>40.953181</text:p>
          </table:table-cell>
          <table:table-cell office:value-type="float" office:value="34.490627000000003" table:style-name="ce1">
            <text:p>34.490627</text:p>
          </table:table-cell>
          <table:table-cell office:value-type="float" office:value="29.454478999999999" table:style-name="ce1">
            <text:p>29.454479</text:p>
          </table:table-cell>
          <table:table-cell office:value-type="float" office:value="25.856261" table:style-name="ce1">
            <text:p>25.856261</text:p>
          </table:table-cell>
          <table:covered-table-cell/>
          <table:covered-table-cell/>
          <table:table-cell office:value-type="float" office:value="8" table:style-name="ce1">
            <text:p>8</text:p>
          </table:table-cell>
          <table:table-cell office:value-type="float" office:value="432.01396199999999" table:style-name="ce1">
            <text:p>432.013962</text:p>
          </table:table-cell>
          <table:table-cell office:value-type="float" office:value="108.854506" table:style-name="ce1">
            <text:p>108.854506</text:p>
          </table:table-cell>
          <table:table-cell office:value-type="float" office:value="54.554398999999997" table:style-name="ce1">
            <text:p>54.554399</text:p>
          </table:table-cell>
          <table:table-cell office:value-type="float" office:value="36.253197999999998" table:style-name="ce1">
            <text:p>36.253198</text:p>
          </table:table-cell>
          <table:table-cell office:value-type="float" office:value="27.903953999999999" table:style-name="ce1">
            <text:p>27.903954</text:p>
          </table:table-cell>
          <table:table-cell office:value-type="float" office:value="41.587632999999997" table:style-name="ce1">
            <text:p>41.587633</text:p>
          </table:table-cell>
          <table:table-cell office:value-type="float" office:value="34.773085000000002" table:style-name="ce1">
            <text:p>34.773085</text:p>
          </table:table-cell>
          <table:table-cell office:value-type="float" office:value="29.786418999999999" table:style-name="ce1">
            <text:p>29.786419</text:p>
          </table:table-cell>
          <table:table-cell office:value-type="float" office:value="26.139192000000001" table:style-name="ce1">
            <text:p>26.139192</text:p>
          </table:table-cell>
          <table:covered-table-cell/>
          <table:table-cell table:number-columns-repeated="6" table:style-name="ce3"/>
          <table:table-cell table:number-columns-repeated="16354" table:style-name="ce1"/>
        </table:table-row>
        <table:table-row table:style-name="ro1">
          <table:covered-table-cell/>
          <table:table-cell office:value-type="float" office:value="9" table:style-name="ce1">
            <text:p>9</text:p>
          </table:table-cell>
          <table:table-cell office:value-type="float" office:value="425.32934399999999" table:style-name="ce1">
            <text:p>425.329344</text:p>
          </table:table-cell>
          <table:table-cell office:value-type="float" office:value="106.439623" table:style-name="ce1">
            <text:p>106.439623</text:p>
          </table:table-cell>
          <table:table-cell office:value-type="float" office:value="53.314278000000002" table:style-name="ce1">
            <text:p>53.314278</text:p>
          </table:table-cell>
          <table:table-cell office:value-type="float" office:value="35.975461000000003" table:style-name="ce1">
            <text:p>35.975461</text:p>
          </table:table-cell>
          <table:table-cell office:value-type="float" office:value="26.791088999999999" table:style-name="ce1">
            <text:p>26.791089</text:p>
          </table:table-cell>
          <table:table-cell office:value-type="float" office:value="40.964114000000002" table:style-name="ce1">
            <text:p>40.964114</text:p>
          </table:table-cell>
          <table:table-cell office:value-type="float" office:value="36.422677999999998" table:style-name="ce1">
            <text:p>36.422678</text:p>
          </table:table-cell>
          <table:table-cell office:value-type="float" office:value="29.461566999999999" table:style-name="ce1">
            <text:p>29.461567</text:p>
          </table:table-cell>
          <table:table-cell office:value-type="float" office:value="26.072226000000001" table:style-name="ce1">
            <text:p>26.072226</text:p>
          </table:table-cell>
          <table:covered-table-cell/>
          <table:covered-table-cell/>
          <table:table-cell office:value-type="float" office:value="9" table:style-name="ce1">
            <text:p>9</text:p>
          </table:table-cell>
          <table:table-cell office:value-type="float" office:value="432.17879499999998" table:style-name="ce1">
            <text:p>432.178795</text:p>
          </table:table-cell>
          <table:table-cell office:value-type="float" office:value="108.90268399999999" table:style-name="ce1">
            <text:p>108.902684</text:p>
          </table:table-cell>
          <table:table-cell office:value-type="float" office:value="54.529825000000002" table:style-name="ce1">
            <text:p>54.529825</text:p>
          </table:table-cell>
          <table:table-cell office:value-type="float" office:value="36.217951999999997" table:style-name="ce1">
            <text:p>36.217952</text:p>
          </table:table-cell>
          <table:table-cell office:value-type="float" office:value="27.933855000000001" table:style-name="ce1">
            <text:p>27.933855</text:p>
          </table:table-cell>
          <table:table-cell office:value-type="float" office:value="42.859914000000003" table:style-name="ce1">
            <text:p>42.859914</text:p>
          </table:table-cell>
          <table:table-cell office:value-type="float" office:value="34.771602000000001" table:style-name="ce1">
            <text:p>34.771602</text:p>
          </table:table-cell>
          <table:table-cell office:value-type="float" office:value="29.983618" table:style-name="ce1">
            <text:p>29.983618</text:p>
          </table:table-cell>
          <table:table-cell office:value-type="float" office:value="26.109289" table:style-name="ce1">
            <text:p>26.109289</text:p>
          </table:table-cell>
          <table:covered-table-cell/>
          <table:table-cell table:number-columns-repeated="6" table:style-name="ce3"/>
          <table:table-cell table:number-columns-repeated="16354" table:style-name="ce1"/>
        </table:table-row>
        <table:table-row table:style-name="ro1">
          <table:covered-table-cell/>
          <table:table-cell office:value-type="float" office:value="10" table:style-name="ce1">
            <text:p>10</text:p>
          </table:table-cell>
          <table:table-cell office:value-type="float" office:value="425.45645999999999" table:style-name="ce1">
            <text:p>425.45646</text:p>
          </table:table-cell>
          <table:table-cell office:value-type="float" office:value="106.430065" table:style-name="ce1">
            <text:p>106.430065</text:p>
          </table:table-cell>
          <table:table-cell office:value-type="float" office:value="53.323538999999997" table:style-name="ce1">
            <text:p>53.323539</text:p>
          </table:table-cell>
          <table:table-cell office:value-type="float" office:value="35.976526999999997" table:style-name="ce1">
            <text:p>35.976527</text:p>
          </table:table-cell>
          <table:table-cell office:value-type="float" office:value="26.786192" table:style-name="ce1">
            <text:p>26.786192</text:p>
          </table:table-cell>
          <table:table-cell office:value-type="float" office:value="41.074925999999998" table:style-name="ce1">
            <text:p>41.074926</text:p>
          </table:table-cell>
          <table:table-cell office:value-type="float" office:value="34.238622999999997" table:style-name="ce1">
            <text:p>34.238623</text:p>
          </table:table-cell>
          <table:table-cell office:value-type="float" office:value="29.435960000000001" table:style-name="ce1">
            <text:p>29.43596</text:p>
          </table:table-cell>
          <table:table-cell office:value-type="float" office:value="25.848876000000001" table:style-name="ce1">
            <text:p>25.848876</text:p>
          </table:table-cell>
          <table:covered-table-cell/>
          <table:covered-table-cell/>
          <table:table-cell office:value-type="float" office:value="10" table:style-name="ce1">
            <text:p>10</text:p>
          </table:table-cell>
          <table:table-cell office:value-type="float" office:value="432.098502" table:style-name="ce1">
            <text:p>432.098502</text:p>
          </table:table-cell>
          <table:table-cell office:value-type="float" office:value="108.911703" table:style-name="ce1">
            <text:p>108.911703</text:p>
          </table:table-cell>
          <table:table-cell office:value-type="float" office:value="54.612988000000001" table:style-name="ce1">
            <text:p>54.612988</text:p>
          </table:table-cell>
          <table:table-cell office:value-type="float" office:value="34.245674999999999" table:style-name="ce1">
            <text:p>34.245675</text:p>
          </table:table-cell>
          <table:table-cell office:value-type="float" office:value="27.915794000000002" table:style-name="ce1">
            <text:p>27.915794</text:p>
          </table:table-cell>
          <table:table-cell office:value-type="float" office:value="41.616425999999997" table:style-name="ce1">
            <text:p>41.616426</text:p>
          </table:table-cell>
          <table:table-cell office:value-type="float" office:value="34.737679" table:style-name="ce1">
            <text:p>34.737679</text:p>
          </table:table-cell>
          <table:table-cell office:value-type="float" office:value="32.699983000000003" table:style-name="ce1">
            <text:p>32.699983</text:p>
          </table:table-cell>
          <table:table-cell office:value-type="float" office:value="26.115905999999999" table:style-name="ce1">
            <text:p>26.115906</text:p>
          </table:table-cell>
          <table:covered-table-cell/>
          <table:table-cell table:number-columns-repeated="6" table:style-name="ce3"/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1">
            <text:p>avg</text:p>
          </table:table-cell>
          <table:table-cell office:value-type="float" office:value="425.3175736" table:formula="of:=AVERAGE([.C4:.C13])" table:style-name="ce4">
            <text:p>425.3175736</text:p>
          </table:table-cell>
          <table:table-cell office:value-type="float" office:value="106.4425162" table:formula="of:=AVERAGE([.D4:.D13])" table:style-name="ce4">
            <text:p>106.4425162</text:p>
          </table:table-cell>
          <table:table-cell office:value-type="float" office:value="53.842659500000003" table:formula="of:=AVERAGE([.E4:.E13])" table:style-name="ce4">
            <text:p>53.8426595</text:p>
          </table:table-cell>
          <table:table-cell office:value-type="float" office:value="37.037627199999989" table:formula="of:=AVERAGE([.F4:.F13])" table:style-name="ce4">
            <text:p>37.0376272</text:p>
          </table:table-cell>
          <table:table-cell office:value-type="float" office:value="26.811445500000001" table:formula="of:=AVERAGE([.G4:.G13])" table:style-name="ce4">
            <text:p>26.8114455</text:p>
          </table:table-cell>
          <table:table-cell office:value-type="float" office:value="40.952000599999998" table:formula="of:=AVERAGE([.H4:.H13])" table:style-name="ce4">
            <text:p>40.9520006</text:p>
          </table:table-cell>
          <table:table-cell office:value-type="float" office:value="34.649033200000005" table:formula="of:=AVERAGE([.I4:.I13])" table:style-name="ce4">
            <text:p>34.6490332</text:p>
          </table:table-cell>
          <table:table-cell office:value-type="float" office:value="29.768962499999997" table:formula="of:=AVERAGE([.J4:.J13])" table:style-name="ce4">
            <text:p>29.7689625</text:p>
          </table:table-cell>
          <table:table-cell office:value-type="float" office:value="25.943091399999997" table:formula="of:=AVERAGE([.K4:.K13])" table:style-name="ce4">
            <text:p>25.9430914</text:p>
          </table:table-cell>
          <table:covered-table-cell/>
          <table:covered-table-cell/>
          <table:table-cell office:value-type="string" table:style-name="ce1">
            <text:p>avg</text:p>
          </table:table-cell>
          <table:table-cell office:value-type="float" office:value="432.06615300000004" table:formula="of:=AVERAGE([.O4:.O13])" table:style-name="ce4">
            <text:p>432.066153</text:p>
          </table:table-cell>
          <table:table-cell office:value-type="float" office:value="108.89290850000002" table:formula="of:=AVERAGE([.P4:.P13])" table:style-name="ce4">
            <text:p>108.8929085</text:p>
          </table:table-cell>
          <table:table-cell office:value-type="float" office:value="55.052072799999998" table:formula="of:=AVERAGE([.Q4:.Q13])" table:style-name="ce4">
            <text:p>55.0520728</text:p>
          </table:table-cell>
          <table:table-cell office:value-type="float" office:value="36.277786800000001" table:formula="of:=AVERAGE([.R4:.R13])" table:style-name="ce4">
            <text:p>36.2777868</text:p>
          </table:table-cell>
          <table:table-cell office:value-type="float" office:value="27.872970899999995" table:formula="of:=AVERAGE([.S4:.S13])" table:style-name="ce4">
            <text:p>27.8729709</text:p>
          </table:table-cell>
          <table:table-cell office:value-type="float" office:value="41.754263799999997" table:formula="of:=AVERAGE([.T4:.T13])" table:style-name="ce4">
            <text:p>41.7542638</text:p>
          </table:table-cell>
          <table:table-cell office:value-type="float" office:value="34.997471300000001" table:formula="of:=AVERAGE([.U4:.U13])" table:style-name="ce4">
            <text:p>34.9974713</text:p>
          </table:table-cell>
          <table:table-cell office:value-type="float" office:value="30.266498599999998" table:formula="of:=AVERAGE([.V4:.V13])" table:style-name="ce4">
            <text:p>30.2664986</text:p>
          </table:table-cell>
          <table:table-cell office:value-type="float" office:value="26.4308969" table:formula="of:=AVERAGE([.W4:.W13])" table:style-name="ce4">
            <text:p>26.4308969</text:p>
          </table:table-cell>
          <table:covered-table-cell/>
          <table:table-cell table:number-columns-repeated="6" table:style-name="ce3"/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1">
            <text:p>min</text:p>
          </table:table-cell>
          <table:table-cell office:value-type="float" office:value="425.16153700000001" table:formula="of:=MIN([.C4:.C13])" table:style-name="ce5">
            <text:p>425.161537</text:p>
          </table:table-cell>
          <table:table-cell office:value-type="float" office:value="106.422386" table:formula="of:=MIN([.D4:.D13])" table:style-name="ce5">
            <text:p>106.422386</text:p>
          </table:table-cell>
          <table:table-cell office:value-type="float" office:value="53.303668999999999" table:formula="of:=MIN([.E4:.E13])" table:style-name="ce5">
            <text:p>53.303669</text:p>
          </table:table-cell>
          <table:table-cell office:value-type="float" office:value="35.956522" table:formula="of:=MIN([.F4:.F13])" table:style-name="ce5">
            <text:p>35.956522</text:p>
          </table:table-cell>
          <table:table-cell office:value-type="float" office:value="26.786192" table:formula="of:=MIN([.G4:.G13])" table:style-name="ce5">
            <text:p>26.786192</text:p>
          </table:table-cell>
          <table:table-cell office:value-type="float" office:value="40.921540999999998" table:formula="of:=MIN([.H4:.H13])" table:style-name="ce5">
            <text:p>40.921541</text:p>
          </table:table-cell>
          <table:table-cell office:value-type="float" office:value="34.238318999999997" table:formula="of:=MIN([.I4:.I13])" table:style-name="ce5">
            <text:p>34.238319</text:p>
          </table:table-cell>
          <table:table-cell office:value-type="float" office:value="29.429323" table:formula="of:=MIN([.J4:.J13])" table:style-name="ce5">
            <text:p>29.429323</text:p>
          </table:table-cell>
          <table:table-cell office:value-type="float" office:value="25.056208000000002" table:formula="of:=MIN([.K4:.K13])" table:style-name="ce5">
            <text:p>25.056208</text:p>
          </table:table-cell>
          <table:covered-table-cell/>
          <table:covered-table-cell/>
          <table:table-cell office:value-type="string" table:style-name="ce1">
            <text:p>min</text:p>
          </table:table-cell>
          <table:table-cell office:value-type="float" office:value="431.99650300000002" table:formula="of:=MIN([.O4:.O13])" table:style-name="ce5">
            <text:p>431.996503</text:p>
          </table:table-cell>
          <table:table-cell office:value-type="float" office:value="108.854506" table:formula="of:=MIN([.P4:.P13])" table:style-name="ce5">
            <text:p>108.854506</text:p>
          </table:table-cell>
          <table:table-cell office:value-type="float" office:value="54.529825000000002" table:formula="of:=MIN([.Q4:.Q13])" table:style-name="ce5">
            <text:p>54.529825</text:p>
          </table:table-cell>
          <table:table-cell office:value-type="float" office:value="34.245674999999999" table:formula="of:=MIN([.R4:.R13])" table:style-name="ce5">
            <text:p>34.245675</text:p>
          </table:table-cell>
          <table:table-cell office:value-type="float" office:value="27.506049000000001" table:formula="of:=MIN([.S4:.S13])" table:style-name="ce5">
            <text:p>27.506049</text:p>
          </table:table-cell>
          <table:table-cell office:value-type="float" office:value="41.587632999999997" table:formula="of:=MIN([.T4:.T13])" table:style-name="ce5">
            <text:p>41.587633</text:p>
          </table:table-cell>
          <table:table-cell office:value-type="float" office:value="34.713588000000001" table:formula="of:=MIN([.U4:.U13])" table:style-name="ce5">
            <text:p>34.713588</text:p>
          </table:table-cell>
          <table:table-cell office:value-type="float" office:value="29.786418999999999" table:formula="of:=MIN([.V4:.V13])" table:style-name="ce5">
            <text:p>29.786419</text:p>
          </table:table-cell>
          <table:table-cell office:value-type="float" office:value="26.095088000000001" table:formula="of:=MIN([.W4:.W13])" table:style-name="ce5">
            <text:p>26.095088</text:p>
          </table:table-cell>
          <table:covered-table-cell/>
          <table:table-cell table:number-columns-repeated="6" table:style-name="ce3"/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1">
            <text:p>max</text:p>
          </table:table-cell>
          <table:table-cell office:value-type="float" office:value="425.45645999999999" table:formula="of:=MAX([.C4:.C15])" table:style-name="ce1">
            <text:p>425.45646</text:p>
          </table:table-cell>
          <table:table-cell office:value-type="float" office:value="106.468098" table:formula="of:=MAX([.D4:.D15])" table:style-name="ce1">
            <text:p>106.468098</text:p>
          </table:table-cell>
          <table:table-cell office:value-type="float" office:value="58.510325000000002" table:formula="of:=MAX([.E4:.E15])" table:style-name="ce1">
            <text:p>58.510325</text:p>
          </table:table-cell>
          <table:table-cell office:value-type="float" office:value="41.223613" table:formula="of:=MAX([.F4:.F15])" table:style-name="ce1">
            <text:p>41.223613</text:p>
          </table:table-cell>
          <table:table-cell office:value-type="float" office:value="26.912291" table:formula="of:=MAX([.G4:.G15])" table:style-name="ce1">
            <text:p>26.912291</text:p>
          </table:table-cell>
          <table:table-cell office:value-type="float" office:value="41.074925999999998" table:formula="of:=MAX([.H4:.H15])" table:style-name="ce1">
            <text:p>41.074926</text:p>
          </table:table-cell>
          <table:table-cell office:value-type="float" office:value="36.422677999999998" table:formula="of:=MAX([.I4:.I15])" table:style-name="ce1">
            <text:p>36.422678</text:p>
          </table:table-cell>
          <table:table-cell office:value-type="float" office:value="30.943332999999999" table:formula="of:=MAX([.J4:.J15])" table:style-name="ce1">
            <text:p>30.943333</text:p>
          </table:table-cell>
          <table:table-cell office:value-type="float" office:value="26.642475999999998" table:formula="of:=MAX([.K4:.K15])" table:style-name="ce1">
            <text:p>26.642476</text:p>
          </table:table-cell>
          <table:covered-table-cell/>
          <table:covered-table-cell/>
          <table:table-cell office:value-type="string" table:style-name="ce1">
            <text:p>max</text:p>
          </table:table-cell>
          <table:table-cell office:value-type="float" office:value="432.17879499999998" table:formula="of:=MAX([.O4:.O15])" table:style-name="ce1">
            <text:p>432.178795</text:p>
          </table:table-cell>
          <table:table-cell office:value-type="float" office:value="108.931602" table:formula="of:=MAX([.P4:.P15])" table:style-name="ce1">
            <text:p>108.931602</text:p>
          </table:table-cell>
          <table:table-cell office:value-type="float" office:value="59.167000000000002" table:formula="of:=MAX([.Q4:.Q15])" table:style-name="ce1">
            <text:p>59.167</text:p>
          </table:table-cell>
          <table:table-cell office:value-type="float" office:value="39.812241999999998" table:formula="of:=MAX([.R4:.R15])" table:style-name="ce1">
            <text:p>39.812242</text:p>
          </table:table-cell>
          <table:table-cell office:value-type="float" office:value="27.933855000000001" table:formula="of:=MAX([.S4:.S15])" table:style-name="ce1">
            <text:p>27.933855</text:p>
          </table:table-cell>
          <table:table-cell office:value-type="float" office:value="42.859914000000003" table:formula="of:=MAX([.T4:.T15])" table:style-name="ce1">
            <text:p>42.859914</text:p>
          </table:table-cell>
          <table:table-cell office:value-type="float" office:value="35.796185000000001" table:formula="of:=MAX([.U4:.U15])" table:style-name="ce1">
            <text:p>35.796185</text:p>
          </table:table-cell>
          <table:table-cell office:value-type="float" office:value="32.699983000000003" table:formula="of:=MAX([.V4:.V15])" table:style-name="ce1">
            <text:p>32.699983</text:p>
          </table:table-cell>
          <table:table-cell office:value-type="float" office:value="27.835664999999999" table:formula="of:=MAX([.W4:.W15])" table:style-name="ce1">
            <text:p>27.835665</text:p>
          </table:table-cell>
          <table:covered-table-cell/>
          <table:table-cell table:number-columns-repeated="6" table:style-name="ce3"/>
          <table:table-cell table:number-columns-repeated="16354" table:style-name="ce1"/>
        </table:table-row>
        <table:table-row table:style-name="ro1">
          <table:table-cell table:number-columns-spanned="23" table:number-rows-spanned="1" table:style-name="ce8"/>
          <table:covered-table-cell table:number-columns-repeated="22"/>
          <table:covered-table-cell/>
          <table:table-cell table:number-columns-repeated="16360" table:style-name="ce1"/>
        </table:table-row>
        <table:table-row table:style-name="ro1">
          <table:table-cell office:value-type="string" table:number-columns-spanned="23" table:number-rows-spanned="1" table:style-name="ce6">
            <text:p>Weak Scaling</text:p>
          </table:table-cell>
          <table:covered-table-cell table:number-columns-repeated="22"/>
          <table:covered-table-cell/>
          <table:table-cell office:value-type="string" table:number-columns-spanned="9" table:number-rows-spanned="1" table:style-name="ce6">
            <text:p>Weak Scaling</text:p>
          </table:table-cell>
          <table:covered-table-cell table:number-columns-repeated="8"/>
          <table:table-cell table:number-columns-repeated="16351"/>
        </table:table-row>
        <table:table-row table:style-name="ro2">
          <table:table-cell office:value-type="string" table:number-columns-spanned="1" table:number-rows-spanned="14" table:style-name="ce7">
            <text:p>1500 corpi 10 iterazioni dt 0.1 low load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24" table:style-name="ce3">
            <text:p>24</text:p>
          </table:table-cell>
          <table:table-cell office:value-type="float" office:value="28" table:style-name="ce3">
            <text:p>28</text:p>
          </table:table-cell>
          <table:table-cell office:value-type="float" office:value="32" table:style-name="ce3">
            <text:p>32</text:p>
          </table:table-cell>
          <table:table-cell table:number-columns-spanned="1" table:number-rows-spanned="14" table:style-name="ce8"/>
          <table:table-cell office:value-type="string" table:number-columns-spanned="1" table:number-rows-spanned="14" table:style-name="ce7">
            <text:p>5000 corpi 10 iterazioni dt 0.1 high load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24" table:style-name="ce3">
            <text:p>24</text:p>
          </table:table-cell>
          <table:table-cell office:value-type="float" office:value="28" table:style-name="ce3">
            <text:p>28</text:p>
          </table:table-cell>
          <table:table-cell office:value-type="float" office:value="32" table:style-name="ce3">
            <text:p>32</text:p>
          </table:table-cell>
          <table:covered-table-cell/>
          <table:table-cell office:value-type="string" table:number-columns-spanned="9" table:number-rows-spanned="1" table:style-name="ce6">
            <text:p>1500 corpi/processore</text:p>
          </table:table-cell>
          <table:covered-table-cell table:number-columns-repeated="8"/>
          <table:table-cell table:number-columns-repeated="16351"/>
        </table:table-row>
        <table:table-row table:style-name="ro1">
          <table:covered-table-cell/>
          <table:table-cell office:value-type="float" office:value="1" table:style-name="ce1">
            <text:p>1</text:p>
          </table:table-cell>
          <table:table-cell office:value-type="float" office:value="0.39292700000000003" table:style-name="ce1">
            <text:p>0.392927</text:p>
          </table:table-cell>
          <table:table-cell office:value-type="float" office:value="1.550935" table:style-name="ce1">
            <text:p>1.550935</text:p>
          </table:table-cell>
          <table:table-cell office:value-type="float" office:value="3.0938490000000001" table:style-name="ce1">
            <text:p>3.093849</text:p>
          </table:table-cell>
          <table:table-cell office:value-type="float" office:value="4.6620220000000003" table:style-name="ce1">
            <text:p>4.662022</text:p>
          </table:table-cell>
          <table:table-cell office:value-type="float" office:value="7.0885360000000004" table:style-name="ce1">
            <text:p>7.088536</text:p>
          </table:table-cell>
          <table:table-cell office:value-type="float" office:value="14.803875" table:style-name="ce1">
            <text:p>14.803875</text:p>
          </table:table-cell>
          <table:table-cell office:value-type="float" office:value="17.801701999999999" table:style-name="ce1">
            <text:p>17.801702</text:p>
          </table:table-cell>
          <table:table-cell office:value-type="float" office:value="21.831892" table:style-name="ce1">
            <text:p>21.831892</text:p>
          </table:table-cell>
          <table:table-cell office:value-type="float" office:value="24.266090999999999" table:style-name="ce1">
            <text:p>24.266091</text:p>
          </table:table-cell>
          <table:covered-table-cell/>
          <table:covered-table-cell/>
          <table:table-cell office:value-type="float" office:value="1" table:style-name="ce1">
            <text:p>1</text:p>
          </table:table-cell>
          <table:table-cell office:value-type="float" office:value="4.268618" table:style-name="ce1">
            <text:p>4.268618</text:p>
          </table:table-cell>
          <table:table-cell office:value-type="float" office:value="18.767064000000001" table:style-name="ce1">
            <text:p>18.767064</text:p>
          </table:table-cell>
          <table:table-cell office:value-type="float" office:value="34.162294000000003" table:style-name="ce1">
            <text:p>34.162294</text:p>
          </table:table-cell>
          <table:table-cell office:value-type="float" office:value="56.284874000000002" table:style-name="ce1">
            <text:p>56.284874</text:p>
          </table:table-cell>
          <table:table-cell office:value-type="float" office:value="68.404469000000006" table:style-name="ce1">
            <text:p>68.404469</text:p>
          </table:table-cell>
          <table:table-cell office:value-type="float" office:value="163.42559900000001" table:style-name="ce1">
            <text:p>163.425599</text:p>
          </table:table-cell>
          <table:table-cell office:value-type="float" office:value="196.219458" table:style-name="ce1">
            <text:p>196.219458</text:p>
          </table:table-cell>
          <table:table-cell office:value-type="float" office:value="228.81993399999999" table:style-name="ce1">
            <text:p>228.819934</text:p>
          </table:table-cell>
          <table:table-cell office:value-type="float" office:value="269.44407699999999" table:style-name="ce1">
            <text:p>269.444077</text:p>
          </table:table-cell>
          <table:covered-table-cell/>
          <table:table-cell office:value-type="float" office:value="1" table:style-name="ce9">
            <text:p>1</text:p>
          </table:table-cell>
          <table:table-cell office:value-type="float" office:value="0.24782899622928131" table:formula="of:=(([.C30]/[.D30])*100%)" table:style-name="ce1">
            <text:p>0.247828996</text:p>
          </table:table-cell>
          <table:table-cell office:value-type="float" office:value="0.11968239761187514" table:formula="of:=(([.C30]/[.E30])*100%)" table:style-name="ce1">
            <text:p>0.119682398</text:p>
          </table:table-cell>
          <table:table-cell office:value-type="float" office:value="8.2313676076348971E-2" table:formula="of:=(([.C30]/[.F30])*100%)" table:style-name="ce1">
            <text:p>0.082313676</text:p>
          </table:table-cell>
          <table:table-cell office:value-type="float" office:value="6.0857685931846067E-2" table:formula="of:=(([.C30]/[.G30])*100%)" table:style-name="ce1">
            <text:p>0.060857686</text:p>
          </table:table-cell>
          <table:table-cell office:value-type="float" office:value="2.5910273237842063E-2" table:formula="of:=(([.C30]/[.H30])*100%)" table:style-name="ce1">
            <text:p>0.025910273</text:p>
          </table:table-cell>
          <table:table-cell office:value-type="float" office:value="2.1100940261567218E-2" table:formula="of:=(([.C30]/[.I30])*100%)" table:style-name="ce1">
            <text:p>0.02110094</text:p>
          </table:table-cell>
          <table:table-cell office:value-type="float" office:value="1.8171033287403007E-2" table:formula="of:=(([.C30]/[.J30])*100%)" table:style-name="ce1">
            <text:p>0.018171033</text:p>
          </table:table-cell>
          <table:table-cell office:value-type="float" office:value="1.5788373564627319E-2" table:formula="of:=(([.C30]/[.K30])*100%)" table:style-name="ce1">
            <text:p>0.015788374</text:p>
          </table:table-cell>
          <table:table-cell table:number-columns-repeated="16351"/>
        </table:table-row>
        <table:table-row table:style-name="ro1">
          <table:covered-table-cell/>
          <table:table-cell office:value-type="float" office:value="2" table:style-name="ce1">
            <text:p>2</text:p>
          </table:table-cell>
          <table:table-cell office:value-type="float" office:value="0.383243" table:style-name="ce1">
            <text:p>0.383243</text:p>
          </table:table-cell>
          <table:table-cell office:value-type="float" office:value="1.5496639999999999" table:style-name="ce1">
            <text:p>1.549664</text:p>
          </table:table-cell>
          <table:table-cell office:value-type="float" office:value="3.4035709999999999" table:style-name="ce1">
            <text:p>3.403571</text:p>
          </table:table-cell>
          <table:table-cell office:value-type="float" office:value="4.6776119999999999" table:style-name="ce1">
            <text:p>4.677612</text:p>
          </table:table-cell>
          <table:table-cell office:value-type="float" office:value="6.2247500000000002" table:style-name="ce1">
            <text:p>6.22475</text:p>
          </table:table-cell>
          <table:table-cell office:value-type="float" office:value="14.782347" table:style-name="ce1">
            <text:p>14.782347</text:p>
          </table:table-cell>
          <table:table-cell office:value-type="float" office:value="18.777457999999999" table:style-name="ce1">
            <text:p>18.777458</text:p>
          </table:table-cell>
          <table:table-cell office:value-type="float" office:value="20.719338" table:style-name="ce1">
            <text:p>20.719338</text:p>
          </table:table-cell>
          <table:table-cell office:value-type="float" office:value="23.943947000000001" table:style-name="ce1">
            <text:p>23.943947</text:p>
          </table:table-cell>
          <table:covered-table-cell/>
          <table:covered-table-cell/>
          <table:table-cell office:value-type="float" office:value="2" table:style-name="ce1">
            <text:p>2</text:p>
          </table:table-cell>
          <table:table-cell office:value-type="float" office:value="4.2708899999999996" table:style-name="ce1">
            <text:p>4.27089</text:p>
          </table:table-cell>
          <table:table-cell office:value-type="float" office:value="17.066490000000002" table:style-name="ce1">
            <text:p>17.06649</text:p>
          </table:table-cell>
          <table:table-cell office:value-type="float" office:value="34.162595000000003" table:style-name="ce1">
            <text:p>34.162595</text:p>
          </table:table-cell>
          <table:table-cell office:value-type="float" office:value="51.435929000000002" table:style-name="ce1">
            <text:p>51.435929</text:p>
          </table:table-cell>
          <table:table-cell office:value-type="float" office:value="68.506949000000006" table:style-name="ce1">
            <text:p>68.506949</text:p>
          </table:table-cell>
          <table:table-cell office:value-type="float" office:value="163.25249099999999" table:style-name="ce1">
            <text:p>163.252491</text:p>
          </table:table-cell>
          <table:table-cell office:value-type="float" office:value="196.108315" table:style-name="ce1">
            <text:p>196.108315</text:p>
          </table:table-cell>
          <table:table-cell office:value-type="float" office:value="241.76376099999999" table:style-name="ce1">
            <text:p>241.763761</text:p>
          </table:table-cell>
          <table:table-cell office:value-type="float" office:value="266.64269400000001" table:style-name="ce1">
            <text:p>266.642694</text:p>
          </table:table-cell>
          <table:covered-table-cell/>
          <table:table-cell office:value-type="string" table:number-columns-spanned="9" table:number-rows-spanned="1" table:style-name="ce6">
            <text:p>5000 corpi/processore</text:p>
          </table:table-cell>
          <table:covered-table-cell table:number-columns-repeated="8"/>
          <table:table-cell table:number-columns-repeated="16351"/>
        </table:table-row>
        <table:table-row table:style-name="ro1">
          <table:covered-table-cell/>
          <table:table-cell office:value-type="float" office:value="3" table:style-name="ce1">
            <text:p>3</text:p>
          </table:table-cell>
          <table:table-cell office:value-type="float" office:value="0.38313700000000001" table:style-name="ce1">
            <text:p>0.383137</text:p>
          </table:table-cell>
          <table:table-cell office:value-type="float" office:value="1.550049" table:style-name="ce1">
            <text:p>1.550049</text:p>
          </table:table-cell>
          <table:table-cell office:value-type="float" office:value="3.094274" table:style-name="ce1">
            <text:p>3.094274</text:p>
          </table:table-cell>
          <table:table-cell office:value-type="float" office:value="4.6611099999999999" table:style-name="ce1">
            <text:p>4.66111</text:p>
          </table:table-cell>
          <table:table-cell office:value-type="float" office:value="6.2258019999999998" table:style-name="ce1">
            <text:p>6.225802</text:p>
          </table:table-cell>
          <table:table-cell office:value-type="float" office:value="14.787599" table:style-name="ce1">
            <text:p>14.787599</text:p>
          </table:table-cell>
          <table:table-cell office:value-type="float" office:value="17.756568000000001" table:style-name="ce1">
            <text:p>17.756568</text:p>
          </table:table-cell>
          <table:table-cell office:value-type="float" office:value="21.703122" table:style-name="ce1">
            <text:p>21.703122</text:p>
          </table:table-cell>
          <table:table-cell office:value-type="float" office:value="23.772870999999999" table:style-name="ce1">
            <text:p>23.772871</text:p>
          </table:table-cell>
          <table:covered-table-cell/>
          <table:covered-table-cell/>
          <table:table-cell office:value-type="float" office:value="3" table:style-name="ce1">
            <text:p>3</text:p>
          </table:table-cell>
          <table:table-cell office:value-type="float" office:value="4.2687739999999996" table:style-name="ce1">
            <text:p>4.268774</text:p>
          </table:table-cell>
          <table:table-cell office:value-type="float" office:value="17.053754999999999" table:style-name="ce1">
            <text:p>17.053755</text:p>
          </table:table-cell>
          <table:table-cell office:value-type="float" office:value="34.163772000000002" table:style-name="ce1">
            <text:p>34.163772</text:p>
          </table:table-cell>
          <table:table-cell office:value-type="float" office:value="51.363370000000003" table:style-name="ce1">
            <text:p>51.36337</text:p>
          </table:table-cell>
          <table:table-cell office:value-type="float" office:value="78.139322000000007" table:style-name="ce1">
            <text:p>78.139322</text:p>
          </table:table-cell>
          <table:table-cell office:value-type="float" office:value="167.63405800000001" table:style-name="ce1">
            <text:p>167.634058</text:p>
          </table:table-cell>
          <table:table-cell office:value-type="float" office:value="196.06001900000001" table:style-name="ce1">
            <text:p>196.060019</text:p>
          </table:table-cell>
          <table:table-cell office:value-type="float" office:value="229.115587" table:style-name="ce1">
            <text:p>229.115587</text:p>
          </table:table-cell>
          <table:table-cell office:value-type="float" office:value="269.81740500000001" table:style-name="ce1">
            <text:p>269.817405</text:p>
          </table:table-cell>
          <table:covered-table-cell/>
          <table:table-cell office:value-type="float" office:value="1" table:style-name="ce1">
            <text:p>1</text:p>
          </table:table-cell>
          <table:table-cell office:value-type="float" office:value="0.24761747216119676" table:formula="of:=(([.O30]/[.P30])*100%)" table:style-name="ce2">
            <text:p>0.247617472</text:p>
          </table:table-cell>
          <table:table-cell office:value-type="float" office:value="0.12479089492409684" table:formula="of:=(([.O30]/[.Q30])*100%)" table:style-name="ce2">
            <text:p>0.124790895</text:p>
          </table:table-cell>
          <table:table-cell office:value-type="float" office:value="8.1948265529590364E-2" table:formula="of:=(([.O30]/[.R30])*100%)" table:style-name="ce2">
            <text:p>0.081948266</text:p>
          </table:table-cell>
          <table:table-cell office:value-type="float" office:value="6.0478416545156247E-2" table:formula="of:=(([.O30]/[.S30])*100%)" table:style-name="ce2">
            <text:p>0.060478417</text:p>
          </table:table-cell>
          <table:table-cell office:value-type="float" office:value="2.6052705080296897E-2" table:formula="of:=(([.O30]/[.T30])*100%)" table:style-name="ce2">
            <text:p>0.026052705</text:p>
          </table:table-cell>
          <table:table-cell office:value-type="float" office:value="2.1439026969818104E-2" table:formula="of:=(([.O30]/[.U30])*100%)" table:style-name="ce2">
            <text:p>0.021439027</text:p>
          </table:table-cell>
          <table:table-cell office:value-type="float" office:value="1.8279275154331375E-2" table:formula="of:=(([.O30]/[.V30])*100%)" table:style-name="ce2">
            <text:p>0.018279275</text:p>
          </table:table-cell>
          <table:table-cell office:value-type="float" office:value="1.6108228196202057E-2" table:formula="of:=(([.O30]/[.W30])*100%)" table:style-name="ce2">
            <text:p>0.016108228</text:p>
          </table:table-cell>
          <table:table-cell table:number-columns-repeated="16351"/>
        </table:table-row>
        <table:table-row table:style-name="ro1">
          <table:covered-table-cell/>
          <table:table-cell office:value-type="float" office:value="4" table:style-name="ce1">
            <text:p>4</text:p>
          </table:table-cell>
          <table:table-cell office:value-type="float" office:value="0.383631" table:style-name="ce1">
            <text:p>0.383631</text:p>
          </table:table-cell>
          <table:table-cell office:value-type="float" office:value="1.5508010000000001" table:style-name="ce1">
            <text:p>1.550801</text:p>
          </table:table-cell>
          <table:table-cell office:value-type="float" office:value="3.0989610000000001" table:style-name="ce1">
            <text:p>3.098961</text:p>
          </table:table-cell>
          <table:table-cell office:value-type="float" office:value="4.6859950000000001" table:style-name="ce1">
            <text:p>4.685995</text:p>
          </table:table-cell>
          <table:table-cell office:value-type="float" office:value="6.2146970000000001" table:style-name="ce1">
            <text:p>6.214697</text:p>
          </table:table-cell>
          <table:table-cell office:value-type="float" office:value="14.861148999999999" table:style-name="ce1">
            <text:p>14.861149</text:p>
          </table:table-cell>
          <table:table-cell office:value-type="float" office:value="18.914458" table:style-name="ce1">
            <text:p>18.914458</text:p>
          </table:table-cell>
          <table:table-cell office:value-type="float" office:value="20.976002999999999" table:style-name="ce1">
            <text:p>20.976003</text:p>
          </table:table-cell>
          <table:table-cell office:value-type="float" office:value="25.004643999999999" table:style-name="ce1">
            <text:p>25.004644</text:p>
          </table:table-cell>
          <table:covered-table-cell/>
          <table:covered-table-cell/>
          <table:table-cell office:value-type="float" office:value="4" table:style-name="ce1">
            <text:p>4</text:p>
          </table:table-cell>
          <table:table-cell office:value-type="float" office:value="4.2687970000000002" table:style-name="ce1">
            <text:p>4.268797</text:p>
          </table:table-cell>
          <table:table-cell office:value-type="float" office:value="17.067045" table:style-name="ce1">
            <text:p>17.067045</text:p>
          </table:table-cell>
          <table:table-cell office:value-type="float" office:value="34.165869999999998" table:style-name="ce1">
            <text:p>34.16587</text:p>
          </table:table-cell>
          <table:table-cell office:value-type="float" office:value="51.364356000000001" table:style-name="ce1">
            <text:p>51.364356</text:p>
          </table:table-cell>
          <table:table-cell office:value-type="float" office:value="68.514382999999995" table:style-name="ce1">
            <text:p>68.514383</text:p>
          </table:table-cell>
          <table:table-cell office:value-type="float" office:value="163.37999199999999" table:style-name="ce1">
            <text:p>163.379992</text:p>
          </table:table-cell>
          <table:table-cell office:value-type="float" office:value="197.75227899999999" table:style-name="ce1">
            <text:p>197.752279</text:p>
          </table:table-cell>
          <table:table-cell office:value-type="float" office:value="231.44468499999999" table:style-name="ce1">
            <text:p>231.444685</text:p>
          </table:table-cell>
          <table:table-cell office:value-type="float" office:value="261.81277899999998" table:style-name="ce1">
            <text:p>261.812779</text:p>
          </table:table-cell>
          <table:covered-table-cell/>
          <table:table-cell table:number-columns-repeated="16360" table:style-name="ce1"/>
        </table:table-row>
        <table:table-row table:style-name="ro1">
          <table:covered-table-cell/>
          <table:table-cell office:value-type="float" office:value="5" table:style-name="ce1">
            <text:p>5</text:p>
          </table:table-cell>
          <table:table-cell office:value-type="float" office:value="0.38309100000000001" table:style-name="ce1">
            <text:p>0.383091</text:p>
          </table:table-cell>
          <table:table-cell office:value-type="float" office:value="1.5509919999999999" table:style-name="ce1">
            <text:p>1.550992</text:p>
          </table:table-cell>
          <table:table-cell office:value-type="float" office:value="3.0964830000000001" table:style-name="ce1">
            <text:p>3.096483</text:p>
          </table:table-cell>
          <table:table-cell office:value-type="float" office:value="4.6690189999999996" table:style-name="ce1">
            <text:p>4.669019</text:p>
          </table:table-cell>
          <table:table-cell office:value-type="float" office:value="6.2193100000000001" table:style-name="ce1">
            <text:p>6.21931</text:p>
          </table:table-cell>
          <table:table-cell office:value-type="float" office:value="14.780637" table:style-name="ce1">
            <text:p>14.780637</text:p>
          </table:table-cell>
          <table:table-cell office:value-type="float" office:value="17.908090999999999" table:style-name="ce1">
            <text:p>17.908091</text:p>
          </table:table-cell>
          <table:table-cell office:value-type="float" office:value="20.723976" table:style-name="ce1">
            <text:p>20.723976</text:p>
          </table:table-cell>
          <table:table-cell office:value-type="float" office:value="25.137613000000002" table:style-name="ce1">
            <text:p>25.137613</text:p>
          </table:table-cell>
          <table:covered-table-cell/>
          <table:covered-table-cell/>
          <table:table-cell office:value-type="float" office:value="5" table:style-name="ce1">
            <text:p>5</text:p>
          </table:table-cell>
          <table:table-cell office:value-type="float" office:value="4.2717200000000002" table:style-name="ce1">
            <text:p>4.27172</text:p>
          </table:table-cell>
          <table:table-cell office:value-type="float" office:value="17.077335000000001" table:style-name="ce1">
            <text:p>17.077335</text:p>
          </table:table-cell>
          <table:table-cell office:value-type="float" office:value="34.158588999999999" table:style-name="ce1">
            <text:p>34.158589</text:p>
          </table:table-cell>
          <table:table-cell office:value-type="float" office:value="51.444147000000001" table:style-name="ce1">
            <text:p>51.444147</text:p>
          </table:table-cell>
          <table:table-cell office:value-type="float" office:value="68.476941999999994" table:style-name="ce1">
            <text:p>68.476942</text:p>
          </table:table-cell>
          <table:table-cell office:value-type="float" office:value="163.695751" table:style-name="ce1">
            <text:p>163.695751</text:p>
          </table:table-cell>
          <table:table-cell office:value-type="float" office:value="196.06286299999999" table:style-name="ce1">
            <text:p>196.062863</text:p>
          </table:table-cell>
          <table:table-cell office:value-type="float" office:value="239.86878999999999" table:style-name="ce1">
            <text:p>239.86879</text:p>
          </table:table-cell>
          <table:table-cell office:value-type="float" office:value="263.60398500000002" table:style-name="ce1">
            <text:p>263.603985</text:p>
          </table:table-cell>
          <table:covered-table-cell/>
          <table:table-cell table:number-columns-repeated="16360" table:style-name="ce1"/>
        </table:table-row>
        <table:table-row table:style-name="ro1">
          <table:covered-table-cell/>
          <table:table-cell office:value-type="float" office:value="6" table:style-name="ce1">
            <text:p>6</text:p>
          </table:table-cell>
          <table:table-cell office:value-type="float" office:value="0.382992" table:style-name="ce1">
            <text:p>0.382992</text:p>
          </table:table-cell>
          <table:table-cell office:value-type="float" office:value="1.54806" table:style-name="ce1">
            <text:p>1.54806</text:p>
          </table:table-cell>
          <table:table-cell office:value-type="float" office:value="3.0982189999999998" table:style-name="ce1">
            <text:p>3.098219</text:p>
          </table:table-cell>
          <table:table-cell office:value-type="float" office:value="4.664174" table:style-name="ce1">
            <text:p>4.664174</text:p>
          </table:table-cell>
          <table:table-cell office:value-type="float" office:value="6.2271320000000001" table:style-name="ce1">
            <text:p>6.227132</text:p>
          </table:table-cell>
          <table:table-cell office:value-type="float" office:value="14.848832" table:style-name="ce1">
            <text:p>14.848832</text:p>
          </table:table-cell>
          <table:table-cell office:value-type="float" office:value="18.847245000000001" table:style-name="ce1">
            <text:p>18.847245</text:p>
          </table:table-cell>
          <table:table-cell office:value-type="float" office:value="21.494078999999999" table:style-name="ce1">
            <text:p>21.494079</text:p>
          </table:table-cell>
          <table:table-cell office:value-type="float" office:value="23.713802999999999" table:style-name="ce1">
            <text:p>23.713803</text:p>
          </table:table-cell>
          <table:covered-table-cell/>
          <table:covered-table-cell/>
          <table:table-cell office:value-type="float" office:value="6" table:style-name="ce1">
            <text:p>6</text:p>
          </table:table-cell>
          <table:table-cell office:value-type="float" office:value="4.2563199999999997" table:style-name="ce1">
            <text:p>4.25632</text:p>
          </table:table-cell>
          <table:table-cell office:value-type="float" office:value="17.053470000000001" table:style-name="ce1">
            <text:p>17.05347</text:p>
          </table:table-cell>
          <table:table-cell office:value-type="float" office:value="34.180343999999998" table:style-name="ce1">
            <text:p>34.180344</text:p>
          </table:table-cell>
          <table:table-cell office:value-type="float" office:value="51.340572999999999" table:style-name="ce1">
            <text:p>51.340573</text:p>
          </table:table-cell>
          <table:table-cell office:value-type="float" office:value="68.488184000000004" table:style-name="ce1">
            <text:p>68.488184</text:p>
          </table:table-cell>
          <table:table-cell office:value-type="float" office:value="163.252489" table:style-name="ce1">
            <text:p>163.252489</text:p>
          </table:table-cell>
          <table:table-cell office:value-type="float" office:value="207.77096700000001" table:style-name="ce1">
            <text:p>207.770967</text:p>
          </table:table-cell>
          <table:table-cell office:value-type="float" office:value="228.83952300000001" table:style-name="ce1">
            <text:p>228.839523</text:p>
          </table:table-cell>
          <table:table-cell office:value-type="float" office:value="262.82328200000001" table:style-name="ce1">
            <text:p>262.823282</text:p>
          </table:table-cell>
          <table:covered-table-cell/>
          <table:table-cell table:number-columns-repeated="16360" table:style-name="ce1"/>
        </table:table-row>
        <table:table-row table:style-name="ro1">
          <table:covered-table-cell/>
          <table:table-cell office:value-type="float" office:value="7" table:style-name="ce1">
            <text:p>7</text:p>
          </table:table-cell>
          <table:table-cell office:value-type="float" office:value="0.38298900000000002" table:style-name="ce1">
            <text:p>0.382989</text:p>
          </table:table-cell>
          <table:table-cell office:value-type="float" office:value="1.5504549999999999" table:style-name="ce1">
            <text:p>1.550455</text:p>
          </table:table-cell>
          <table:table-cell office:value-type="float" office:value="3.1712060000000002" table:style-name="ce1">
            <text:p>3.171206</text:p>
          </table:table-cell>
          <table:table-cell office:value-type="float" office:value="4.6613720000000001" table:style-name="ce1">
            <text:p>4.661372</text:p>
          </table:table-cell>
          <table:table-cell office:value-type="float" office:value="6.2359450000000001" table:style-name="ce1">
            <text:p>6.235945</text:p>
          </table:table-cell>
          <table:table-cell office:value-type="float" office:value="14.812647" table:style-name="ce1">
            <text:p>14.812647</text:p>
          </table:table-cell>
          <table:table-cell office:value-type="float" office:value="17.748995000000001" table:style-name="ce1">
            <text:p>17.748995</text:p>
          </table:table-cell>
          <table:table-cell office:value-type="float" office:value="21.739989999999999" table:style-name="ce1">
            <text:p>21.73999</text:p>
          </table:table-cell>
          <table:table-cell office:value-type="float" office:value="24.441873999999999" table:style-name="ce1">
            <text:p>24.441874</text:p>
          </table:table-cell>
          <table:covered-table-cell/>
          <table:covered-table-cell/>
          <table:table-cell office:value-type="float" office:value="7" table:style-name="ce1">
            <text:p>7</text:p>
          </table:table-cell>
          <table:table-cell office:value-type="float" office:value="4.2682460000000004" table:style-name="ce1">
            <text:p>4.268246</text:p>
          </table:table-cell>
          <table:table-cell office:value-type="float" office:value="17.056944999999999" table:style-name="ce1">
            <text:p>17.056945</text:p>
          </table:table-cell>
          <table:table-cell office:value-type="float" office:value="34.394157999999997" table:style-name="ce1">
            <text:p>34.394158</text:p>
          </table:table-cell>
          <table:table-cell office:value-type="float" office:value="51.354272999999999" table:style-name="ce1">
            <text:p>51.354273</text:p>
          </table:table-cell>
          <table:table-cell office:value-type="float" office:value="78.215315000000004" table:style-name="ce1">
            <text:p>78.215315</text:p>
          </table:table-cell>
          <table:table-cell office:value-type="float" office:value="163.19876199999999" table:style-name="ce1">
            <text:p>163.198762</text:p>
          </table:table-cell>
          <table:table-cell office:value-type="float" office:value="202.05631099999999" table:style-name="ce1">
            <text:p>202.056311</text:p>
          </table:table-cell>
          <table:table-cell office:value-type="float" office:value="228.788061" table:style-name="ce1">
            <text:p>228.788061</text:p>
          </table:table-cell>
          <table:table-cell office:value-type="float" office:value="269.32295800000003" table:style-name="ce1">
            <text:p>269.322958</text:p>
          </table:table-cell>
          <table:covered-table-cell/>
          <table:table-cell table:number-columns-repeated="16360" table:style-name="ce1"/>
        </table:table-row>
        <table:table-row table:style-name="ro1">
          <table:covered-table-cell/>
          <table:table-cell office:value-type="float" office:value="8" table:style-name="ce1">
            <text:p>8</text:p>
          </table:table-cell>
          <table:table-cell office:value-type="float" office:value="0.38317299999999999" table:style-name="ce1">
            <text:p>0.383173</text:p>
          </table:table-cell>
          <table:table-cell office:value-type="float" office:value="1.5502199999999999" table:style-name="ce1">
            <text:p>1.55022</text:p>
          </table:table-cell>
          <table:table-cell office:value-type="float" office:value="3.4065379999999998" table:style-name="ce1">
            <text:p>3.406538</text:p>
          </table:table-cell>
          <table:table-cell office:value-type="float" office:value="4.6585609999999997" table:style-name="ce1">
            <text:p>4.658561</text:p>
          </table:table-cell>
          <table:table-cell office:value-type="float" office:value="6.226413" table:style-name="ce1">
            <text:p>6.226413</text:p>
          </table:table-cell>
          <table:table-cell office:value-type="float" office:value="14.975159" table:style-name="ce1">
            <text:p>14.975159</text:p>
          </table:table-cell>
          <table:table-cell office:value-type="float" office:value="17.760778999999999" table:style-name="ce1">
            <text:p>17.760779</text:p>
          </table:table-cell>
          <table:table-cell office:value-type="float" office:value="20.738095999999999" table:style-name="ce1">
            <text:p>20.738096</text:p>
          </table:table-cell>
          <table:table-cell office:value-type="float" office:value="23.705556000000001" table:style-name="ce1">
            <text:p>23.705556</text:p>
          </table:table-cell>
          <table:covered-table-cell/>
          <table:covered-table-cell/>
          <table:table-cell office:value-type="float" office:value="8" table:style-name="ce1">
            <text:p>8</text:p>
          </table:table-cell>
          <table:table-cell office:value-type="float" office:value="4.2687099999999996" table:style-name="ce1">
            <text:p>4.26871</text:p>
          </table:table-cell>
          <table:table-cell office:value-type="float" office:value="17.052268999999999" table:style-name="ce1">
            <text:p>17.052269</text:p>
          </table:table-cell>
          <table:table-cell office:value-type="float" office:value="34.165886999999998" table:style-name="ce1">
            <text:p>34.165887</text:p>
          </table:table-cell>
          <table:table-cell office:value-type="float" office:value="52.445633999999998" table:style-name="ce1">
            <text:p>52.445634</text:p>
          </table:table-cell>
          <table:table-cell office:value-type="float" office:value="68.657796000000005" table:style-name="ce1">
            <text:p>68.657796</text:p>
          </table:table-cell>
          <table:table-cell office:value-type="float" office:value="163.295018" table:style-name="ce1">
            <text:p>163.295018</text:p>
          </table:table-cell>
          <table:table-cell office:value-type="float" office:value="196.12121099999999" table:style-name="ce1">
            <text:p>196.121211</text:p>
          </table:table-cell>
          <table:table-cell office:value-type="float" office:value="230.940247" table:style-name="ce1">
            <text:p>230.940247</text:p>
          </table:table-cell>
          <table:table-cell office:value-type="float" office:value="261.77016500000002" table:style-name="ce1">
            <text:p>261.770165</text:p>
          </table:table-cell>
          <table:covered-table-cell/>
          <table:table-cell table:number-columns-repeated="16360" table:style-name="ce1"/>
        </table:table-row>
        <table:table-row table:style-name="ro1">
          <table:covered-table-cell/>
          <table:table-cell office:value-type="float" office:value="9" table:style-name="ce1">
            <text:p>9</text:p>
          </table:table-cell>
          <table:table-cell office:value-type="float" office:value="0.38287100000000002" table:style-name="ce1">
            <text:p>0.382871</text:p>
          </table:table-cell>
          <table:table-cell office:value-type="float" office:value="1.549858" table:style-name="ce1">
            <text:p>1.549858</text:p>
          </table:table-cell>
          <table:table-cell office:value-type="float" office:value="3.5388820000000001" table:style-name="ce1">
            <text:p>3.538882</text:p>
          </table:table-cell>
          <table:table-cell office:value-type="float" office:value="4.6585840000000003" table:style-name="ce1">
            <text:p>4.658584</text:p>
          </table:table-cell>
          <table:table-cell office:value-type="float" office:value="6.2322259999999998" table:style-name="ce1">
            <text:p>6.232226</text:p>
          </table:table-cell>
          <table:table-cell office:value-type="float" office:value="14.820252999999999" table:style-name="ce1">
            <text:p>14.820253</text:p>
          </table:table-cell>
          <table:table-cell office:value-type="float" office:value="18.746065999999999" table:style-name="ce1">
            <text:p>18.746066</text:p>
          </table:table-cell>
          <table:table-cell office:value-type="float" office:value="20.734228999999999" table:style-name="ce1">
            <text:p>20.734229</text:p>
          </table:table-cell>
          <table:table-cell office:value-type="float" office:value="23.993798999999999" table:style-name="ce1">
            <text:p>23.993799</text:p>
          </table:table-cell>
          <table:covered-table-cell/>
          <table:covered-table-cell/>
          <table:table-cell office:value-type="float" office:value="9" table:style-name="ce1">
            <text:p>9</text:p>
          </table:table-cell>
          <table:table-cell office:value-type="float" office:value="4.2548870000000001" table:style-name="ce1">
            <text:p>4.254887</text:p>
          </table:table-cell>
          <table:table-cell office:value-type="float" office:value="17.051559999999998" table:style-name="ce1">
            <text:p>17.05156</text:p>
          </table:table-cell>
          <table:table-cell office:value-type="float" office:value="34.168830999999997" table:style-name="ce1">
            <text:p>34.168831</text:p>
          </table:table-cell>
          <table:table-cell office:value-type="float" office:value="52.265103000000003" table:style-name="ce1">
            <text:p>52.265103</text:p>
          </table:table-cell>
          <table:table-cell office:value-type="float" office:value="69.558336999999995" table:style-name="ce1">
            <text:p>69.558337</text:p>
          </table:table-cell>
          <table:table-cell office:value-type="float" office:value="163.28609399999999" table:style-name="ce1">
            <text:p>163.286094</text:p>
          </table:table-cell>
          <table:table-cell office:value-type="float" office:value="196.048823" table:style-name="ce1">
            <text:p>196.048823</text:p>
          </table:table-cell>
          <table:table-cell office:value-type="float" office:value="240.03288000000001" table:style-name="ce1">
            <text:p>240.03288</text:p>
          </table:table-cell>
          <table:table-cell office:value-type="float" office:value="261.68986200000001" table:style-name="ce1">
            <text:p>261.689862</text:p>
          </table:table-cell>
          <table:covered-table-cell/>
          <table:table-cell table:number-columns-repeated="16360" table:style-name="ce1"/>
        </table:table-row>
        <table:table-row table:style-name="ro1">
          <table:covered-table-cell/>
          <table:table-cell office:value-type="float" office:value="10" table:style-name="ce1">
            <text:p>10</text:p>
          </table:table-cell>
          <table:table-cell office:value-type="float" office:value="0.38308900000000001" table:style-name="ce1">
            <text:p>0.383089</text:p>
          </table:table-cell>
          <table:table-cell office:value-type="float" office:value="1.548133" table:style-name="ce1">
            <text:p>1.548133</text:p>
          </table:table-cell>
          <table:table-cell office:value-type="float" office:value="3.0924860000000001" table:style-name="ce1">
            <text:p>3.092486</text:p>
          </table:table-cell>
          <table:table-cell office:value-type="float" office:value="4.6662509999999999" table:style-name="ce1">
            <text:p>4.666251</text:p>
          </table:table-cell>
          <table:table-cell office:value-type="float" office:value="6.2219990000000003" table:style-name="ce1">
            <text:p>6.221999</text:p>
          </table:table-cell>
          <table:table-cell office:value-type="float" office:value="14.775378999999999" table:style-name="ce1">
            <text:p>14.775379</text:p>
          </table:table-cell>
          <table:table-cell office:value-type="float" office:value="17.775217999999999" table:style-name="ce1">
            <text:p>17.775218</text:p>
          </table:table-cell>
          <table:table-cell office:value-type="float" office:value="20.727529000000001" table:style-name="ce1">
            <text:p>20.727529</text:p>
          </table:table-cell>
          <table:table-cell office:value-type="float" office:value="25.309142999999999" table:style-name="ce1">
            <text:p>25.309143</text:p>
          </table:table-cell>
          <table:covered-table-cell/>
          <table:covered-table-cell/>
          <table:table-cell office:value-type="float" office:value="10" table:style-name="ce1">
            <text:p>10</text:p>
          </table:table-cell>
          <table:table-cell office:value-type="float" office:value="4.2684329999999999" table:style-name="ce1">
            <text:p>4.268433</text:p>
          </table:table-cell>
          <table:table-cell office:value-type="float" office:value="17.05772" table:style-name="ce1">
            <text:p>17.05772</text:p>
          </table:table-cell>
          <table:table-cell office:value-type="float" office:value="34.172756" table:style-name="ce1">
            <text:p>34.172756</text:p>
          </table:table-cell>
          <table:table-cell office:value-type="float" office:value="51.339911000000001" table:style-name="ce1">
            <text:p>51.339911</text:p>
          </table:table-cell>
          <table:table-cell office:value-type="float" office:value="68.503118999999998" table:style-name="ce1">
            <text:p>68.503119</text:p>
          </table:table-cell>
          <table:table-cell office:value-type="float" office:value="163.236752" table:style-name="ce1">
            <text:p>163.236752</text:p>
          </table:table-cell>
          <table:table-cell office:value-type="float" office:value="205.88050999999999" table:style-name="ce1">
            <text:p>205.88051</text:p>
          </table:table-cell>
          <table:table-cell office:value-type="float" office:value="234.47224600000001" table:style-name="ce1">
            <text:p>234.472246</text:p>
          </table:table-cell>
          <table:table-cell office:value-type="float" office:value="261.74367599999999" table:style-name="ce1">
            <text:p>261.743676</text:p>
          </table:table-cell>
          <table:covered-table-cell/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1">
            <text:p>avg</text:p>
          </table:table-cell>
          <table:table-cell office:value-type="float" office:value="0.38411430000000013" table:formula="of:=AVERAGE([.C20:.C29])" table:style-name="ce4">
            <text:p>0.3841143</text:p>
          </table:table-cell>
          <table:table-cell office:value-type="float" office:value="1.5499167" table:formula="of:=AVERAGE([.D20:.D29])" table:style-name="ce4">
            <text:p>1.5499167</text:p>
          </table:table-cell>
          <table:table-cell office:value-type="float" office:value="3.2094469000000005" table:formula="of:=AVERAGE([.E20:.E29])" table:style-name="ce4">
            <text:p>3.2094469</text:p>
          </table:table-cell>
          <table:table-cell office:value-type="float" office:value="4.6664699999999995" table:formula="of:=AVERAGE([.F20:.F29])" table:style-name="ce4">
            <text:p>4.66647</text:p>
          </table:table-cell>
          <table:table-cell office:value-type="float" office:value="6.3116810000000001" table:formula="of:=AVERAGE([.G20:.G29])" table:style-name="ce4">
            <text:p>6.311681</text:p>
          </table:table-cell>
          <table:table-cell office:value-type="float" office:value="14.824787699999998" table:formula="of:=AVERAGE([.H20:.H29])" table:style-name="ce4">
            <text:p>14.8247877</text:p>
          </table:table-cell>
          <table:table-cell office:value-type="float" office:value="18.203657999999997" table:formula="of:=AVERAGE([.I20:.I29])" table:style-name="ce4">
            <text:p>18.203658</text:p>
          </table:table-cell>
          <table:table-cell office:value-type="float" office:value="21.138825399999998" table:formula="of:=AVERAGE([.J20:.J29])" table:style-name="ce4">
            <text:p>21.1388254</text:p>
          </table:table-cell>
          <table:table-cell office:value-type="float" office:value="24.328934100000001" table:formula="of:=AVERAGE([.K20:.K29])" table:style-name="ce4">
            <text:p>24.3289341</text:p>
          </table:table-cell>
          <table:covered-table-cell/>
          <table:covered-table-cell/>
          <table:table-cell office:value-type="string" table:style-name="ce1">
            <text:p>avg</text:p>
          </table:table-cell>
          <table:table-cell office:value-type="float" office:value="4.2665395000000004" table:formula="of:=AVERAGE([.O20:.O29])" table:style-name="ce4">
            <text:p>4.2665395</text:p>
          </table:table-cell>
          <table:table-cell office:value-type="float" office:value="17.230365299999999" table:formula="of:=AVERAGE([.P20:.P29])" table:style-name="ce4">
            <text:p>17.2303653</text:p>
          </table:table-cell>
          <table:table-cell office:value-type="float" office:value="34.189509600000001" table:formula="of:=AVERAGE([.Q20:.Q29])" table:style-name="ce4">
            <text:p>34.1895096</text:p>
          </table:table-cell>
          <table:table-cell office:value-type="float" office:value="52.063816999999993" table:formula="of:=AVERAGE([.R20:.R29])" table:style-name="ce4">
            <text:p>52.063817</text:p>
          </table:table-cell>
          <table:table-cell office:value-type="float" office:value="70.546481599999993" table:formula="of:=AVERAGE([.S20:.S29])" table:style-name="ce4">
            <text:p>70.5464816</text:p>
          </table:table-cell>
          <table:table-cell office:value-type="float" office:value="163.7657006" table:formula="of:=AVERAGE([.T20:.T29])" table:style-name="ce4">
            <text:p>163.7657006</text:p>
          </table:table-cell>
          <table:table-cell office:value-type="float" office:value="199.00807560000001" table:formula="of:=AVERAGE([.U20:.U29])" table:style-name="ce4">
            <text:p>199.0080756</text:p>
          </table:table-cell>
          <table:table-cell office:value-type="float" office:value="233.40857139999997" table:formula="of:=AVERAGE([.V20:.V29])" table:style-name="ce4">
            <text:p>233.4085714</text:p>
          </table:table-cell>
          <table:table-cell office:value-type="float" office:value="264.86708830000003" table:formula="of:=AVERAGE([.W20:.W29])" table:style-name="ce4">
            <text:p>264.8670883</text:p>
          </table:table-cell>
          <table:covered-table-cell/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1">
            <text:p>min</text:p>
          </table:table-cell>
          <table:table-cell office:value-type="float" office:value="0.38287100000000002" table:formula="of:=MIN([.C20:.C29])" table:style-name="ce5">
            <text:p>0.382871</text:p>
          </table:table-cell>
          <table:table-cell office:value-type="float" office:value="1.54806" table:formula="of:=MIN([.D20:.D29])" table:style-name="ce5">
            <text:p>1.54806</text:p>
          </table:table-cell>
          <table:table-cell office:value-type="float" office:value="3.0924860000000001" table:formula="of:=MIN([.E20:.E29])" table:style-name="ce5">
            <text:p>3.092486</text:p>
          </table:table-cell>
          <table:table-cell office:value-type="float" office:value="4.6585609999999997" table:formula="of:=MIN([.F20:.F29])" table:style-name="ce5">
            <text:p>4.658561</text:p>
          </table:table-cell>
          <table:table-cell office:value-type="float" office:value="6.2146970000000001" table:formula="of:=MIN([.G20:.G29])" table:style-name="ce5">
            <text:p>6.214697</text:p>
          </table:table-cell>
          <table:table-cell office:value-type="float" office:value="14.775378999999999" table:formula="of:=MIN([.H20:.H29])" table:style-name="ce5">
            <text:p>14.775379</text:p>
          </table:table-cell>
          <table:table-cell office:value-type="float" office:value="17.748995000000001" table:formula="of:=MIN([.I20:.I29])" table:style-name="ce5">
            <text:p>17.748995</text:p>
          </table:table-cell>
          <table:table-cell office:value-type="float" office:value="20.719338" table:formula="of:=MIN([.J20:.J29])" table:style-name="ce5">
            <text:p>20.719338</text:p>
          </table:table-cell>
          <table:table-cell office:value-type="float" office:value="23.705556000000001" table:formula="of:=MIN([.K20:.K29])" table:style-name="ce5">
            <text:p>23.705556</text:p>
          </table:table-cell>
          <table:covered-table-cell/>
          <table:covered-table-cell/>
          <table:table-cell office:value-type="string" table:style-name="ce1">
            <text:p>min</text:p>
          </table:table-cell>
          <table:table-cell office:value-type="float" office:value="4.2548870000000001" table:formula="of:=MIN([.O20:.O29])" table:style-name="ce5">
            <text:p>4.254887</text:p>
          </table:table-cell>
          <table:table-cell office:value-type="float" office:value="17.051559999999998" table:formula="of:=MIN([.P20:.P29])" table:style-name="ce5">
            <text:p>17.05156</text:p>
          </table:table-cell>
          <table:table-cell office:value-type="float" office:value="34.158588999999999" table:formula="of:=MIN([.Q20:.Q29])" table:style-name="ce5">
            <text:p>34.158589</text:p>
          </table:table-cell>
          <table:table-cell office:value-type="float" office:value="51.339911000000001" table:formula="of:=MIN([.R20:.R29])" table:style-name="ce5">
            <text:p>51.339911</text:p>
          </table:table-cell>
          <table:table-cell office:value-type="float" office:value="68.404469000000006" table:formula="of:=MIN([.S20:.S29])" table:style-name="ce5">
            <text:p>68.404469</text:p>
          </table:table-cell>
          <table:table-cell office:value-type="float" office:value="163.19876199999999" table:formula="of:=MIN([.T20:.T29])" table:style-name="ce5">
            <text:p>163.198762</text:p>
          </table:table-cell>
          <table:table-cell office:value-type="float" office:value="196.048823" table:formula="of:=MIN([.U20:.U29])" table:style-name="ce5">
            <text:p>196.048823</text:p>
          </table:table-cell>
          <table:table-cell office:value-type="float" office:value="228.788061" table:formula="of:=MIN([.V20:.V29])" table:style-name="ce5">
            <text:p>228.788061</text:p>
          </table:table-cell>
          <table:table-cell office:value-type="float" office:value="261.68986200000001" table:formula="of:=MIN([.W20:.W29])" table:style-name="ce5">
            <text:p>261.689862</text:p>
          </table:table-cell>
          <table:covered-table-cell/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1">
            <text:p>max</text:p>
          </table:table-cell>
          <table:table-cell office:value-type="float" office:value="0.39292700000000003" table:formula="of:=MAX([.C20:.C31])" table:style-name="ce1">
            <text:p>0.392927</text:p>
          </table:table-cell>
          <table:table-cell office:value-type="float" office:value="1.5509919999999999" table:formula="of:=MAX([.D20:.D31])" table:style-name="ce1">
            <text:p>1.550992</text:p>
          </table:table-cell>
          <table:table-cell office:value-type="float" office:value="3.5388820000000001" table:formula="of:=MAX([.E20:.E31])" table:style-name="ce1">
            <text:p>3.538882</text:p>
          </table:table-cell>
          <table:table-cell office:value-type="float" office:value="4.6859950000000001" table:formula="of:=MAX([.F20:.F31])" table:style-name="ce1">
            <text:p>4.685995</text:p>
          </table:table-cell>
          <table:table-cell office:value-type="float" office:value="7.0885360000000004" table:formula="of:=MAX([.G20:.G31])" table:style-name="ce1">
            <text:p>7.088536</text:p>
          </table:table-cell>
          <table:table-cell office:value-type="float" office:value="14.975159" table:formula="of:=MAX([.H20:.H31])" table:style-name="ce1">
            <text:p>14.975159</text:p>
          </table:table-cell>
          <table:table-cell office:value-type="float" office:value="18.914458" table:formula="of:=MAX([.I20:.I31])" table:style-name="ce1">
            <text:p>18.914458</text:p>
          </table:table-cell>
          <table:table-cell office:value-type="float" office:value="21.831892" table:formula="of:=MAX([.J20:.J31])" table:style-name="ce1">
            <text:p>21.831892</text:p>
          </table:table-cell>
          <table:table-cell office:value-type="float" office:value="25.309142999999999" table:formula="of:=MAX([.K20:.K31])" table:style-name="ce1">
            <text:p>25.309143</text:p>
          </table:table-cell>
          <table:covered-table-cell/>
          <table:covered-table-cell/>
          <table:table-cell office:value-type="string" table:style-name="ce1">
            <text:p>max</text:p>
          </table:table-cell>
          <table:table-cell office:value-type="float" office:value="4.2717200000000002" table:formula="of:=MAX([.O20:.O31])" table:style-name="ce1">
            <text:p>4.27172</text:p>
          </table:table-cell>
          <table:table-cell office:value-type="float" office:value="18.767064000000001" table:formula="of:=MAX([.P20:.P31])" table:style-name="ce1">
            <text:p>18.767064</text:p>
          </table:table-cell>
          <table:table-cell office:value-type="float" office:value="34.394157999999997" table:formula="of:=MAX([.Q20:.Q31])" table:style-name="ce1">
            <text:p>34.394158</text:p>
          </table:table-cell>
          <table:table-cell office:value-type="float" office:value="56.284874000000002" table:formula="of:=MAX([.R20:.R31])" table:style-name="ce1">
            <text:p>56.284874</text:p>
          </table:table-cell>
          <table:table-cell office:value-type="float" office:value="78.215315000000004" table:formula="of:=MAX([.S20:.S31])" table:style-name="ce1">
            <text:p>78.215315</text:p>
          </table:table-cell>
          <table:table-cell office:value-type="float" office:value="167.63405800000001" table:formula="of:=MAX([.T20:.T31])" table:style-name="ce1">
            <text:p>167.634058</text:p>
          </table:table-cell>
          <table:table-cell office:value-type="float" office:value="207.77096700000001" table:formula="of:=MAX([.U20:.U31])" table:style-name="ce1">
            <text:p>207.770967</text:p>
          </table:table-cell>
          <table:table-cell office:value-type="float" office:value="241.76376099999999" table:formula="of:=MAX([.V20:.V31])" table:style-name="ce1">
            <text:p>241.763761</text:p>
          </table:table-cell>
          <table:table-cell office:value-type="float" office:value="269.81740500000001" table:formula="of:=MAX([.W20:.W31])" table:style-name="ce1">
            <text:p>269.817405</text:p>
          </table:table-cell>
          <table:covered-table-cell/>
          <table:table-cell table:number-columns-repeated="16360" table:style-name="ce1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23" table:style-name="ce3"/>
          <table:table-cell table:number-columns-repeated="16361" table:style-name="ce1"/>
        </table:table-row>
        <table:table-row table:style-name="ro1">
          <table:table-cell table:number-columns-repeated="17" table:style-name="ce3"/>
          <table:table-cell table:number-columns-repeated="8" table:style-name="ce4"/>
          <table:table-cell table:number-columns-repeated="16359" table:style-name="ce1"/>
        </table:table-row>
        <table:table-row table:style-name="ro1">
          <table:table-cell table:number-columns-repeated="4" table:style-name="ce3"/>
          <table:table-cell table:style-name="ce1"/>
          <table:table-cell table:style-name="ce3"/>
          <table:table-cell table:number-columns-repeated="7" table:style-name="ce1"/>
          <table:table-cell table:number-columns-repeated="4" table:style-name="ce3"/>
          <table:table-cell table:number-columns-repeated="8" table:style-name="ce4"/>
          <table:table-cell table:number-columns-repeated="16359" table:style-name="ce1"/>
        </table:table-row>
        <table:table-row table:style-name="ro1">
          <table:table-cell table:number-columns-repeated="6" table:style-name="ce3"/>
          <table:table-cell table:style-name="ce1"/>
          <table:table-cell table:number-columns-repeated="10" table:style-name="ce3"/>
          <table:table-cell table:number-columns-repeated="16367" table:style-name="ce1"/>
        </table:table-row>
        <table:table-row table:style-name="ro1">
          <table:table-cell table:number-columns-repeated="6" table:style-name="ce3"/>
          <table:table-cell table:style-name="ce1"/>
          <table:table-cell table:number-columns-repeated="3" table:style-name="ce3"/>
          <table:table-cell table:number-columns-repeated="3" table:style-name="ce1"/>
          <table:table-cell table:number-columns-repeated="4" table:style-name="ce3"/>
          <table:table-cell table:number-columns-repeated="8" table:style-name="ce4"/>
          <table:table-cell table:number-columns-repeated="16359" table:style-name="ce1"/>
        </table:table-row>
        <table:table-row table:style-name="ro1">
          <table:table-cell table:number-columns-repeated="6" table:style-name="ce3"/>
          <table:table-cell table:style-name="ce1"/>
          <table:table-cell table:number-columns-repeated="3" table:style-name="ce3"/>
          <table:table-cell table:number-columns-repeated="5" table:style-name="ce1"/>
          <table:table-cell table:number-columns-repeated="2" table:style-name="ce3"/>
          <table:table-cell table:number-columns-repeated="8" table:style-name="ce4"/>
          <table:table-cell table:number-columns-repeated="16359" table:style-name="ce1"/>
        </table:table-row>
        <table:table-row table:style-name="ro1">
          <table:table-cell table:number-columns-repeated="6" table:style-name="ce3"/>
          <table:table-cell table:style-name="ce1"/>
          <table:table-cell table:number-columns-repeated="3" table:style-name="ce3"/>
          <table:table-cell table:number-columns-repeated="3" table:style-name="ce1"/>
          <table:table-cell table:number-columns-repeated="4" table:style-name="ce3"/>
          <table:table-cell table:number-columns-repeated="9" table:style-name="ce4"/>
          <table:table-cell table:number-columns-repeated="16358"/>
        </table:table-row>
        <table:table-row table:style-name="ro1">
          <table:table-cell table:number-columns-repeated="6" table:style-name="ce3"/>
          <table:table-cell table:style-name="ce1"/>
          <table:table-cell table:number-columns-repeated="3" table:style-name="ce3"/>
          <table:table-cell table:number-columns-repeated="3" table:style-name="ce1"/>
          <table:table-cell table:number-columns-repeated="4" table:style-name="ce3"/>
          <table:table-cell table:number-columns-repeated="8" table:style-name="ce4"/>
          <table:table-cell table:number-columns-repeated="16359" table:style-name="ce1"/>
        </table:table-row>
        <table:table-row table:number-rows-repeated="2" table:style-name="ro1">
          <table:table-cell table:number-columns-repeated="6" table:style-name="ce3"/>
          <table:table-cell table:style-name="ce1"/>
          <table:table-cell table:number-columns-repeated="3" table:style-name="ce3"/>
          <table:table-cell table:number-columns-repeated="3" table:style-name="ce1"/>
          <table:table-cell table:number-columns-repeated="3" table:style-name="ce3"/>
          <table:table-cell table:style-name="ce1"/>
          <table:table-cell table:number-columns-repeated="8" table:style-name="ce4"/>
          <table:table-cell table:number-columns-repeated="16359" table:style-name="ce1"/>
        </table:table-row>
        <table:table-row table:number-rows-repeated="2" table:style-name="ro1">
          <table:table-cell table:number-columns-repeated="10" table:style-name="ce3"/>
          <table:table-cell table:number-columns-repeated="3" table:style-name="ce1"/>
          <table:table-cell table:number-columns-repeated="10" table:style-name="ce3"/>
          <table:table-cell table:number-columns-repeated="16361" table:style-name="ce1"/>
        </table:table-row>
        <table:table-row table:number-rows-repeated="2" table:style-name="ro1">
          <table:table-cell table:number-columns-repeated="10" table:style-name="ce3"/>
          <table:table-cell table:number-columns-repeated="3" table:style-name="ce1"/>
          <table:table-cell table:number-columns-repeated="10" table:style-name="ce3"/>
          <table:table-cell table:number-columns-repeated="16361"/>
        </table:table-row>
        <table:table-row table:style-name="ro1">
          <table:table-cell table:number-columns-repeated="12" table:style-name="ce3"/>
          <table:table-cell table:style-name="ce1"/>
          <table:table-cell table:number-columns-repeated="10" table:style-name="ce3"/>
          <table:table-cell table:number-columns-repeated="16361"/>
        </table:table-row>
        <table:table-row table:number-rows-repeated="5" table:style-name="ro1">
          <table:table-cell table:number-columns-repeated="23" table:style-name="ce3"/>
          <table:table-cell table:number-columns-repeated="16361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Carmine vincenzo Russo</meta:initial-creator>
    <dc:creator>Carmine vincenzo Russo</dc:creator>
    <meta:creation-date>2018-06-03T09:01:07Z</meta:creation-date>
    <dc:date>2018-06-04T08:44:38Z</dc:date>
    <meta:print-date>2018-06-03T23:22:37Z</meta:print-date>
    <meta:editing-duration>PT0S</meta:editing-duration>
  </office:meta>
</office:document-meta>
</file>